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9" style:family="table">
      <style:table-properties style:width="170mm" table:align="margins" style:may-break-between-rows="false"/>
    </style:style>
    <style:style style:name="Tabelle9.A" style:family="table-column">
      <style:table-column-properties style:column-width="170mm" style:rel-column-width="65535*"/>
    </style:style>
    <style:style style:name="Tabelle9.A1" style:family="table-cell">
      <style:table-cell-properties fo:padding="0mm" fo:border="none"/>
    </style:style>
    <style:style style:name="Tabelle2" style:family="table">
      <style:table-properties style:width="169.77mm" table:align="left"/>
    </style:style>
    <style:style style:name="Tabelle2.A" style:family="table-column">
      <style:table-column-properties style:column-width="42.02mm"/>
    </style:style>
    <style:style style:name="Tabelle2.B" style:family="table-column">
      <style:table-column-properties style:column-width="41.91mm"/>
    </style:style>
    <style:style style:name="Tabelle2.C" style:family="table-column">
      <style:table-column-properties style:column-width="42.12mm"/>
    </style:style>
    <style:style style:name="Tabelle2.D" style:family="table-column">
      <style:table-column-properties style:column-width="43.73mm"/>
    </style:style>
    <style:style style:name="Tabelle2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2.B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2.D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2.A2" style:family="table-cell">
      <style:table-cell-properties fo:background-color="transparent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2" style:family="table-cell">
      <style:table-cell-properties fo:background-color="transparent" fo:padding-left="5.01mm" fo:padding-right="5.01mm" fo:padding-top="1.99mm" fo:padding-bottom="1.01mm" fo:border="none">
        <style:background-image/>
      </style:table-cell-properties>
    </style:style>
    <style:style style:name="Tabelle2.D2" style:family="table-cell">
      <style:table-cell-properties fo:background-color="transparent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4" style:family="table-cell">
      <style:table-cell-properties fo:background-color="#dddddd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4" style:family="table-cell">
      <style:table-cell-properties fo:background-color="#dddddd" fo:padding-left="5.01mm" fo:padding-right="5.01mm" fo:padding-top="1.99mm" fo:padding-bottom="1.01mm" fo:border="none">
        <style:background-image/>
      </style:table-cell-properties>
    </style:style>
    <style:style style:name="Tabelle2.D4" style:family="table-cell">
      <style:table-cell-properties fo:background-color="#dddddd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5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5" style:family="table-cell">
      <style:table-cell-properties fo:padding-left="5.01mm" fo:padding-right="5.01mm" fo:padding-top="1.01mm" fo:padding-bottom="1.01mm" fo:border="none"/>
    </style:style>
    <style:style style:name="Tabelle2.C5" style:family="table-cell">
      <style:table-cell-properties fo:padding-left="5.01mm" fo:padding-right="5.01mm" fo:padding-top="1.01mm" fo:padding-bottom="1.01mm" fo:border="none"/>
    </style:style>
    <style:style style:name="Tabelle2.D5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2.A6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6" style:family="table-cell">
      <style:table-cell-properties fo:padding-left="5.01mm" fo:padding-right="5.01mm" fo:padding-top="1.01mm" fo:padding-bottom="1.01mm" fo:border="none"/>
    </style:style>
    <style:style style:name="Tabelle2.C6" style:family="table-cell">
      <style:table-cell-properties fo:padding-left="5.01mm" fo:padding-right="5.01mm" fo:padding-top="1.01mm" fo:padding-bottom="1.01mm" fo:border="none"/>
    </style:style>
    <style:style style:name="Tabelle2.D6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3" style:family="table">
      <style:table-properties style:width="169.77mm" table:align="left"/>
    </style:style>
    <style:style style:name="Tabelle3.A" style:family="table-column">
      <style:table-column-properties style:column-width="4.97mm"/>
    </style:style>
    <style:style style:name="Tabelle3.B" style:family="table-column">
      <style:table-column-properties style:column-width="37.01mm"/>
    </style:style>
    <style:style style:name="Tabelle3.C" style:family="table-column">
      <style:table-column-properties style:column-width="37.29mm"/>
    </style:style>
    <style:style style:name="Tabelle3.D" style:family="table-column">
      <style:table-column-properties style:column-width="4.48mm"/>
    </style:style>
    <style:style style:name="Tabelle3.E" style:family="table-column">
      <style:table-column-properties style:column-width="5.26mm"/>
    </style:style>
    <style:style style:name="Tabelle3.F" style:family="table-column">
      <style:table-column-properties style:column-width="37.02mm"/>
    </style:style>
    <style:style style:name="Tabelle3.G" style:family="table-column">
      <style:table-column-properties style:column-width="39.18mm"/>
    </style:style>
    <style:style style:name="Tabelle3.H" style:family="table-column">
      <style:table-column-properties style:column-width="4.57mm"/>
    </style:style>
    <style:style style:name="Tabelle3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3.C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3.G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3.A2" style:family="table-cell">
      <style:table-cell-properties fo:background-color="transparent" fo:padding-left="5.01mm" fo:padding-right="5.01mm" fo:padding-top="1.01mm" fo:padding-bottom="1.01mm" fo:border-left="1pt solid #000000" fo:border-right="none" fo:border-top="none" fo:border-bottom="none">
        <style:background-image/>
      </style:table-cell-properties>
    </style:style>
    <style:style style:name="Tabelle3.E2" style:family="table-cell">
      <style:table-cell-properties fo:background-color="transparent" fo:padding-left="5.01mm" fo:padding-right="5.01mm" fo:padding-top="1.01mm" fo:padding-bottom="1.01mm" fo:border-left="1pt solid #000000" fo:border-right="1pt solid #000000" fo:border-top="none" fo:border-bottom="none">
        <style:background-image/>
      </style:table-cell-properties>
    </style:style>
    <style:style style:name="Tabelle3.3" style:family="table-row">
      <style:table-row-properties style:min-row-height="4.97mm"/>
    </style:style>
    <style:style style:name="Tabelle3.A3" style:family="table-cell">
      <style:table-cell-properties fo:background-color="transparent" fo:padding="0.49mm" fo:border-left="1pt solid #000000" fo:border-right="none" fo:border-top="none" fo:border-bottom="none">
        <style:background-image/>
      </style:table-cell-properties>
    </style:style>
    <style:style style:name="Tabelle3.B3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3.D3" style:family="table-cell">
      <style:table-cell-properties fo:background-color="transparent" fo:padding="0.49mm" fo:border="none">
        <style:background-image/>
      </style:table-cell-properties>
    </style:style>
    <style:style style:name="Tabelle3.E3" style:family="table-cell">
      <style:table-cell-properties fo:padding="0.49mm" fo:border-left="1pt solid #000000" fo:border-right="none" fo:border-top="none" fo:border-bottom="none"/>
    </style:style>
    <style:style style:name="Tabelle3.F3" style:family="table-cell">
      <style:table-cell-properties fo:padding="0.49mm" fo:border-left="none" fo:border-right="none" fo:border-top="none" fo:border-bottom="0.5pt solid #999999"/>
    </style:style>
    <style:style style:name="Tabelle3.G3" style:family="table-cell">
      <style:table-cell-properties fo:padding="0.49mm" fo:border-left="none" fo:border-right="none" fo:border-top="none" fo:border-bottom="0.5pt solid #999999"/>
    </style:style>
    <style:style style:name="Tabelle3.H3" style:family="table-cell">
      <style:table-cell-properties fo:padding="0.49mm" fo:border-left="none" fo:border-right="1pt solid #000000" fo:border-top="none" fo:border-bottom="none"/>
    </style:style>
    <style:style style:name="Tabelle3.E4" style:family="table-cell">
      <style:table-cell-properties fo:padding="0.49mm" fo:border-left="1pt solid #000000" fo:border-right="none" fo:border-top="none" fo:border-bottom="none"/>
    </style:style>
    <style:style style:name="Tabelle3.F4" style:family="table-cell">
      <style:table-cell-properties fo:padding="0.49mm" fo:border-left="none" fo:border-right="none" fo:border-top="none" fo:border-bottom="0.5pt solid #999999"/>
    </style:style>
    <style:style style:name="Tabelle3.G4" style:family="table-cell">
      <style:table-cell-properties fo:padding="0.49mm" fo:border-left="none" fo:border-right="none" fo:border-top="none" fo:border-bottom="0.5pt solid #999999"/>
    </style:style>
    <style:style style:name="Tabelle3.H4" style:family="table-cell">
      <style:table-cell-properties fo:padding="0.49mm" fo:border-left="none" fo:border-right="1pt solid #000000" fo:border-top="none" fo:border-bottom="none"/>
    </style:style>
    <style:style style:name="Tabelle3.E5" style:family="table-cell">
      <style:table-cell-properties fo:padding="0.49mm" fo:border-left="1pt solid #000000" fo:border-right="none" fo:border-top="none" fo:border-bottom="none"/>
    </style:style>
    <style:style style:name="Tabelle3.F5" style:family="table-cell">
      <style:table-cell-properties fo:padding="0.49mm" fo:border="none"/>
    </style:style>
    <style:style style:name="Tabelle3.G5" style:family="table-cell">
      <style:table-cell-properties fo:padding="0.49mm" fo:border="none"/>
    </style:style>
    <style:style style:name="Tabelle3.H5" style:family="table-cell">
      <style:table-cell-properties fo:padding="0.49mm" fo:border-left="none" fo:border-right="1pt solid #000000" fo:border-top="none" fo:border-bottom="none"/>
    </style:style>
    <style:style style:name="Tabelle3.A6" style:family="table-cell">
      <style:table-cell-properties fo:background-color="transparent" fo:padding="0.49mm" fo:border-left="1pt solid #000000" fo:border-right="none" fo:border-top="none" fo:border-bottom="1pt solid #000000">
        <style:background-image/>
      </style:table-cell-properties>
    </style:style>
    <style:style style:name="Tabelle3.B6" style:family="table-cell">
      <style:table-cell-properties fo:background-color="transparent" fo:padding="0.49mm" fo:border-left="none" fo:border-right="none" fo:border-top="none" fo:border-bottom="1pt solid #000000">
        <style:background-image/>
      </style:table-cell-properties>
    </style:style>
    <style:style style:name="Tabelle3.E6" style:family="table-cell">
      <style:table-cell-properties fo:padding="0.49mm" fo:border-left="1pt solid #000000" fo:border-right="none" fo:border-top="none" fo:border-bottom="1pt solid #000000"/>
    </style:style>
    <style:style style:name="Tabelle3.F6" style:family="table-cell">
      <style:table-cell-properties fo:padding="0.49mm" fo:border-left="none" fo:border-right="none" fo:border-top="none" fo:border-bottom="1pt solid #000000"/>
    </style:style>
    <style:style style:name="Tabelle3.G6" style:family="table-cell">
      <style:table-cell-properties fo:padding="0.49mm" fo:border-left="none" fo:border-right="none" fo:border-top="none" fo:border-bottom="1pt solid #000000"/>
    </style:style>
    <style:style style:name="Tabelle3.H6" style:family="table-cell">
      <style:table-cell-properties fo:padding="0.49mm" fo:border-left="none" fo:border-right="1pt solid #000000" fo:border-top="none" fo:border-bottom="1pt solid #000000"/>
    </style:style>
    <style:style style:name="Tabelle4" style:family="table">
      <style:table-properties style:width="73.73mm" table:align="margins"/>
    </style:style>
    <style:style style:name="Tabelle4.A" style:family="table-column">
      <style:table-column-properties style:column-width="12.42mm" style:rel-column-width="11039*"/>
    </style:style>
    <style:style style:name="Tabelle4.B" style:family="table-column">
      <style:table-column-properties style:column-width="24.47mm" style:rel-column-width="21741*"/>
    </style:style>
    <style:style style:name="Tabelle4.C" style:family="table-column">
      <style:table-column-properties style:column-width="36.85mm" style:rel-column-width="32755*"/>
    </style:style>
    <style:style style:name="Tabelle4.A1" style:family="table-cell">
      <style:table-cell-properties fo:padding="0.3mm" fo:border-left="none" fo:border-right="none" fo:border-top="none" fo:border-bottom="0.5pt solid #999999"/>
    </style:style>
    <style:style style:name="Tabelle4.B1" style:family="table-cell">
      <style:table-cell-properties fo:padding="0.3mm" fo:border-left="0.5pt solid #999999" fo:border-right="none" fo:border-top="none" fo:border-bottom="0.5pt solid #999999"/>
    </style:style>
    <style:style style:name="Tabelle6" style:family="table">
      <style:table-properties style:width="76.01mm" table:align="margins"/>
    </style:style>
    <style:style style:name="Tabelle6.A" style:family="table-column">
      <style:table-column-properties style:column-width="11.59mm" style:rel-column-width="9987*"/>
    </style:style>
    <style:style style:name="Tabelle6.B" style:family="table-column">
      <style:table-column-properties style:column-width="25.56mm" style:rel-column-width="22042*"/>
    </style:style>
    <style:style style:name="Tabelle6.C" style:family="table-column">
      <style:table-column-properties style:column-width="38.86mm" style:rel-column-width="33506*"/>
    </style:style>
    <style:style style:name="Tabelle6.A1" style:family="table-cell">
      <style:table-cell-properties fo:padding="0.3mm" fo:border-left="none" fo:border-right="none" fo:border-top="none" fo:border-bottom="0.5pt solid #999999"/>
    </style:style>
    <style:style style:name="Tabelle6.B1" style:family="table-cell">
      <style:table-cell-properties fo:padding="0.3mm" fo:border-left="0.5pt solid #999999" fo:border-right="none" fo:border-top="none" fo:border-bottom="0.5pt solid #999999"/>
    </style:style>
    <style:style style:name="Tabelle1" style:family="table">
      <style:table-properties style:width="169.79mm" table:align="left" style:may-break-between-rows="true"/>
    </style:style>
    <style:style style:name="Tabelle1.A" style:family="table-column">
      <style:table-column-properties style:column-width="46.04mm"/>
    </style:style>
    <style:style style:name="Tabelle1.B" style:family="table-column">
      <style:table-column-properties style:column-width="37.71mm"/>
    </style:style>
    <style:style style:name="Tabelle1.C" style:family="table-column">
      <style:table-column-properties style:column-width="49.21mm"/>
    </style:style>
    <style:style style:name="Tabelle1.D" style:family="table-column">
      <style:table-column-properties style:column-width="36.83mm"/>
    </style:style>
    <style:style style:name="Tabelle1.A1" style:family="table-cell">
      <style:table-cell-properties style:vertical-align="middle" fo:background-color="#dddddd" fo:padding-left="5.01mm" fo:padding-right="1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1.B1" style:family="table-cell">
      <style:table-cell-properties style:vertical-align="middle" fo:background-color="#dddddd" fo:padding-left="5.01mm" fo:padding-right="5.01mm" fo:padding-top="1.99mm" fo:padding-bottom="1.01mm" fo:border="none">
        <style:background-image/>
      </style:table-cell-properties>
    </style:style>
    <style:style style:name="Tabelle1.D1" style:family="table-cell">
      <style:table-cell-properties style:vertical-align="middle" fo:background-color="#dddddd" fo:padding-left="1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1.A2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.C2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1.A3" style:family="table-cell">
      <style:table-cell-properties fo:padding-left="5.01mm" fo:padding-right="5.01mm" fo:padding-top="1.01mm" fo:padding-bottom="1.01mm" fo:border-left="1pt solid #000000" fo:border-right="none" fo:border-top="none" fo:border-bottom="1pt solid #000000"/>
    </style:style>
    <style:style style:name="Tabelle1.C3" style:family="table-cell">
      <style:table-cell-properties fo:padding-left="5.01mm" fo:padding-right="5.01mm" fo:padding-top="1.01mm" fo:padding-bottom="1.01mm" fo:border-left="1pt solid #000000" fo:border-right="1pt solid #000000" fo:border-top="none" fo:border-bottom="1pt solid #000000"/>
    </style:style>
    <style:style style:name="Tabelle5" style:family="table">
      <style:table-properties style:width="74.35mm" fo:margin-left="0mm" table:align="left"/>
    </style:style>
    <style:style style:name="Tabelle5.A" style:family="table-column">
      <style:table-column-properties style:column-width="44.71mm"/>
    </style:style>
    <style:style style:name="Tabelle5.B" style:family="table-column">
      <style:table-column-properties style:column-width="29.63mm"/>
    </style:style>
    <style:style style:name="Tabelle5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5.B1" style:family="table-cell">
      <style:table-cell-properties fo:padding="0.49mm" fo:border-left="none" fo:border-right="none" fo:border-top="none" fo:border-bottom="0.5pt solid #999999"/>
    </style:style>
    <style:style style:name="Tabelle7" style:family="table">
      <style:table-properties style:width="74.35mm" fo:margin-left="0mm" table:align="left"/>
    </style:style>
    <style:style style:name="Tabelle7.A" style:family="table-column">
      <style:table-column-properties style:column-width="44.71mm"/>
    </style:style>
    <style:style style:name="Tabelle7.B" style:family="table-column">
      <style:table-column-properties style:column-width="29.63mm"/>
    </style:style>
    <style:style style:name="Tabelle7.A1" style:family="table-cell">
      <style:table-cell-properties fo:padding="0.49mm" fo:border-left="none" fo:border-right="none" fo:border-top="none" fo:border-bottom="0.5pt solid #999999"/>
    </style:style>
    <style:style style:name="Tabelle10" style:family="table">
      <style:table-properties style:width="74.35mm" fo:margin-left="0mm" table:align="left"/>
    </style:style>
    <style:style style:name="Tabelle10.A" style:family="table-column">
      <style:table-column-properties style:column-width="47.48mm"/>
    </style:style>
    <style:style style:name="Tabelle10.B" style:family="table-column">
      <style:table-column-properties style:column-width="26.86mm"/>
    </style:style>
    <style:style style:name="Tabelle10.A1" style:family="table-cell">
      <style:table-cell-properties style:vertical-align="" fo:padding="0.49mm" fo:border-left="none" fo:border-right="none" fo:border-top="none" fo:border-bottom="0.5pt solid #999999"/>
    </style:style>
    <style:style style:name="Tabelle12" style:family="table">
      <style:table-properties style:width="71.97mm" fo:margin-left="2.29mm" table:align="left"/>
    </style:style>
    <style:style style:name="Tabelle12.A" style:family="table-column">
      <style:table-column-properties style:column-width="27.27mm"/>
    </style:style>
    <style:style style:name="Tabelle12.B" style:family="table-column">
      <style:table-column-properties style:column-width="12.49mm"/>
    </style:style>
    <style:style style:name="Tabelle12.C" style:family="table-column">
      <style:table-column-properties style:column-width="13.69mm"/>
    </style:style>
    <style:style style:name="Tabelle12.D" style:family="table-column">
      <style:table-column-properties style:column-width="18.52mm"/>
    </style:style>
    <style:style style:name="Tabelle12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11" style:family="table">
      <style:table-properties style:width="76.46mm" fo:margin-left="0mm" table:align="left"/>
    </style:style>
    <style:style style:name="Tabelle11.A" style:family="table-column">
      <style:table-column-properties style:column-width="41.13mm"/>
    </style:style>
    <style:style style:name="Tabelle11.B" style:family="table-column">
      <style:table-column-properties style:column-width="35.33mm"/>
    </style:style>
    <style:style style:name="Tabelle11.A1" style:family="table-cell">
      <style:table-cell-properties style:vertical-align="middle" fo:padding="0.49mm" fo:border-left="none" fo:border-right="none" fo:border-top="none" fo:border-bottom="0.5pt solid #999999"/>
    </style:style>
    <style:style style:name="Tabelle11.B1" style:family="table-cell">
      <style:table-cell-properties style:vertical-align="bottom"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8" style:family="table">
      <style:table-properties style:width="170.09mm" fo:margin-left="0mm" table:align="left"/>
    </style:style>
    <style:style style:name="Tabelle8.A" style:family="table-column">
      <style:table-column-properties style:column-width="17.2mm"/>
    </style:style>
    <style:style style:name="Tabelle8.B" style:family="table-column">
      <style:table-column-properties style:column-width="66.5mm"/>
    </style:style>
    <style:style style:name="Tabelle8.C" style:family="table-column">
      <style:table-column-properties style:column-width="31.03mm"/>
    </style:style>
    <style:style style:name="Tabelle8.D" style:family="table-column">
      <style:table-column-properties style:column-width="35.01mm"/>
    </style:style>
    <style:style style:name="Tabelle8.E" style:family="table-column">
      <style:table-column-properties style:column-width="20.36mm"/>
    </style:style>
    <style:style style:name="Tabelle8.A1" style:family="table-cell">
      <style:table-cell-properties fo:background-color="#dddddd" fo:padding="1.01m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dddddd" fo:padding="1.01mm" fo:border="0.05pt solid #000000">
        <style:background-image/>
      </style:table-cell-properties>
    </style:style>
    <style:style style:name="Tabelle18" style:family="table">
      <style:table-properties style:width="170.09mm" fo:margin-left="0mm" table:align="left" style:may-break-between-rows="true"/>
    </style:style>
    <style:style style:name="Tabelle18.A" style:family="table-column">
      <style:table-column-properties style:column-width="17.2mm"/>
    </style:style>
    <style:style style:name="Tabelle18.B" style:family="table-column">
      <style:table-column-properties style:column-width="66.5mm"/>
    </style:style>
    <style:style style:name="Tabelle18.C" style:family="table-column">
      <style:table-column-properties style:column-width="31.03mm"/>
    </style:style>
    <style:style style:name="Tabelle18.D" style:family="table-column">
      <style:table-column-properties style:column-width="35.01mm"/>
    </style:style>
    <style:style style:name="Tabelle18.E" style:family="table-column">
      <style:table-column-properties style:column-width="20.36mm"/>
    </style:style>
    <style:style style:name="Tabelle18.A1" style:family="table-cell">
      <style:table-cell-properties fo:padding="1.01mm" fo:border-left="0.05pt solid #000000" fo:border-right="none" fo:border-top="0.05pt solid #000000" fo:border-bottom="none"/>
    </style:style>
    <style:style style:name="Tabelle18.B1" style:family="table-cell">
      <style:table-cell-properties fo:padding="0mm" fo:border-left="0.05pt solid #000000" fo:border-right="none" fo:border-top="0.05pt solid #000000" fo:border-bottom="0.05pt solid #000000"/>
    </style:style>
    <style:style style:name="Tabelle18.E1" style:family="table-cell">
      <style:table-cell-properties fo:padding="1.01mm" fo:border="0.05pt solid #000000"/>
    </style:style>
    <style:style style:name="Tabelle18.A2" style:family="table-cell">
      <style:table-cell-properties fo:padding="1.01mm" fo:border-left="0.05pt solid #000000" fo:border-right="none" fo:border-top="none" fo:border-bottom="none"/>
    </style:style>
    <style:style style:name="Tabelle18.A3" style:family="table-cell">
      <style:table-cell-properties fo:padding="1.01mm" fo:border-left="0.05pt solid #000000" fo:border-right="none" fo:border-top="none" fo:border-bottom="0.05pt solid #000000"/>
    </style:style>
    <style:style style:name="Tabelle13" style:family="table">
      <style:table-properties style:width="66.25mm" table:align="left"/>
    </style:style>
    <style:style style:name="Tabelle13.A" style:family="table-column">
      <style:table-column-properties style:column-width="14.55mm"/>
    </style:style>
    <style:style style:name="Tabelle13.B" style:family="table-column">
      <style:table-column-properties style:column-width="51.7mm"/>
    </style:style>
    <style:style style:name="Tabelle13.A1" style:family="table-cell">
      <style:table-cell-properties fo:padding-left="1.01mm" fo:padding-right="1.01mm" fo:padding-top="0mm" fo:padding-bottom="1.01mm" fo:border="none"/>
    </style:style>
    <style:style style:name="Tabelle14" style:family="table">
      <style:table-properties style:width="66.25mm" table:align="left"/>
    </style:style>
    <style:style style:name="Tabelle14.A" style:family="table-column">
      <style:table-column-properties style:column-width="14.55mm"/>
    </style:style>
    <style:style style:name="Tabelle14.B" style:family="table-column">
      <style:table-column-properties style:column-width="51.7mm"/>
    </style:style>
    <style:style style:name="Tabelle14.A1" style:family="table-cell">
      <style:table-cell-properties fo:padding-left="1.01mm" fo:padding-right="1.01mm" fo:padding-top="0mm" fo:padding-bottom="1.01mm" fo:border="none"/>
    </style:style>
    <style:style style:name="Tabelle15" style:family="table">
      <style:table-properties style:width="66.25mm" table:align="left"/>
    </style:style>
    <style:style style:name="Tabelle15.A" style:family="table-column">
      <style:table-column-properties style:column-width="14.55mm"/>
    </style:style>
    <style:style style:name="Tabelle15.B" style:family="table-column">
      <style:table-column-properties style:column-width="51.7mm"/>
    </style:style>
    <style:style style:name="Tabelle15.A1" style:family="table-cell">
      <style:table-cell-properties fo:padding-left="1.01mm" fo:padding-right="1.01mm" fo:padding-top="0mm" fo:padding-bottom="1.01mm" fo:border="none"/>
    </style:style>
    <style:style style:name="Tabelle17" style:family="table">
      <style:table-properties style:width="66.25mm" table:align="left"/>
    </style:style>
    <style:style style:name="Tabelle17.A" style:family="table-column">
      <style:table-column-properties style:column-width="24.18mm"/>
    </style:style>
    <style:style style:name="Tabelle17.B" style:family="table-column">
      <style:table-column-properties style:column-width="15.56mm"/>
    </style:style>
    <style:style style:name="Tabelle17.C" style:family="table-column">
      <style:table-column-properties style:column-width="7.78mm"/>
    </style:style>
    <style:style style:name="Tabelle17.D" style:family="table-column">
      <style:table-column-properties style:column-width="18.73mm"/>
    </style:style>
    <style:style style:name="Tabelle17.A1" style:family="table-cell">
      <style:table-cell-properties style:vertical-align="bottom" fo:background-color="transparent" fo:padding-left="1.01mm" fo:padding-right="1.01mm" fo:padding-top="0mm" fo:padding-bottom="1.01mm" fo:border="none">
        <style:background-image/>
      </style:table-cell-properties>
    </style:style>
    <style:style style:name="Tabelle16" style:family="table">
      <style:table-properties style:width="66.25mm" table:align="left"/>
    </style:style>
    <style:style style:name="Tabelle16.A" style:family="table-column">
      <style:table-column-properties style:column-width="24.18mm"/>
    </style:style>
    <style:style style:name="Tabelle16.B" style:family="table-column">
      <style:table-column-properties style:column-width="15.56mm"/>
    </style:style>
    <style:style style:name="Tabelle16.C" style:family="table-column">
      <style:table-column-properties style:column-width="7.78mm"/>
    </style:style>
    <style:style style:name="Tabelle16.D" style:family="table-column">
      <style:table-column-properties style:column-width="18.73mm"/>
    </style:style>
    <style:style style:name="Tabelle16.A1" style:family="table-cell">
      <style:table-cell-properties style:vertical-align="bottom" fo:background-color="transparent" fo:padding="1.01mm" fo:border-left="none" fo:border-right="none" fo:border-top="0.1pt solid #999999" fo:border-bottom="none">
        <style:background-image/>
      </style:table-cell-properties>
    </style:style>
    <style:style style:name="Tabelle20" style:family="table">
      <style:table-properties style:width="30.8mm" table:align="left"/>
    </style:style>
    <style:style style:name="Tabelle20.A" style:family="table-column">
      <style:table-column-properties style:column-width="16.44mm"/>
    </style:style>
    <style:style style:name="Tabelle20.B" style:family="table-column">
      <style:table-column-properties style:column-width="14.36mm"/>
    </style:style>
    <style:style style:name="Tabelle20.A1" style:family="table-cell">
      <style:table-cell-properties fo:padding-left="1.01mm" fo:padding-right="1.01mm" fo:padding-top="0mm" fo:padding-bottom="1.01mm" fo:border="none"/>
    </style:style>
    <style:style style:name="Tabelle19" style:family="table">
      <style:table-properties style:width="34.71mm" table:align="left"/>
    </style:style>
    <style:style style:name="Tabelle19.A" style:family="table-column">
      <style:table-column-properties style:column-width="16.3mm"/>
    </style:style>
    <style:style style:name="Tabelle19.B" style:family="table-column">
      <style:table-column-properties style:column-width="18.42mm"/>
    </style:style>
    <style:style style:name="Tabelle19.A1" style:family="table-cell">
      <style:table-cell-properties fo:padding-left="1.01mm" fo:padding-right="1.01mm" fo:padding-top="0mm" fo:padding-bottom="1.01mm" fo:border="none"/>
    </style:style>
    <style:style style:name="Tabelle22" style:family="table">
      <style:table-properties style:width="170mm" table:align="margins" style:shadow="none"/>
    </style:style>
    <style:style style:name="Tabelle22.A" style:family="table-column">
      <style:table-column-properties style:column-width="20mm" style:rel-column-width="1134*"/>
    </style:style>
    <style:style style:name="Tabelle22.B" style:family="table-column">
      <style:table-column-properties style:column-width="17.99mm" style:rel-column-width="1020*"/>
    </style:style>
    <style:style style:name="Tabelle22.C" style:family="table-column">
      <style:table-column-properties style:column-width="23.5mm" style:rel-column-width="1332*"/>
    </style:style>
    <style:style style:name="Tabelle22.H" style:family="table-column">
      <style:table-column-properties style:column-width="20.04mm" style:rel-column-width="1136*"/>
    </style:style>
    <style:style style:name="Tabelle22.A1" style:family="table-cell">
      <style:table-cell-properties style:vertical-align="middle" fo:background-color="#dddddd" fo:padding="0.97mm" fo:border-left="1pt solid #000000" fo:border-right="none" fo:border-top="1pt solid #000000" fo:border-bottom="1pt solid #000000">
        <style:background-image/>
      </style:table-cell-properties>
    </style:style>
    <style:style style:name="Tabelle22.B1" style:family="table-cell">
      <style:table-cell-properties fo:background-color="#dddddd" fo:padding="0.97mm" fo:border-left="1pt solid #000000" fo:border-right="1pt solid #000000" fo:border-top="1pt solid #000000" fo:border-bottom="0.05pt solid #000000">
        <style:background-image/>
      </style:table-cell-properties>
    </style:style>
    <style:style style:name="Tabelle22.E1" style:family="table-cell">
      <style:table-cell-properties fo:background-color="#dddddd" fo:padding="0.97mm" fo:border-left="0.05pt solid #000000" fo:border-right="none" fo:border-top="1pt solid #000000" fo:border-bottom="0.05pt solid #000000">
        <style:background-image/>
      </style:table-cell-properties>
    </style:style>
    <style:style style:name="Tabelle22.H1" style:family="table-cell">
      <style:table-cell-properties style:vertical-align="middle" fo:background-color="#dddddd" fo:padding="0.97mm" fo:border="1pt solid #000000">
        <style:background-image/>
      </style:table-cell-properties>
    </style:style>
    <style:style style:name="Tabelle22.A2" style:family="table-cell">
      <style:table-cell-properties fo:padding="0.97mm" fo:border-left="1pt solid #000000" fo:border-right="none" fo:border-top="none" fo:border-bottom="1pt solid #000000"/>
    </style:style>
    <style:style style:name="Tabelle22.B2" style:family="table-cell">
      <style:table-cell-properties fo:padding="0.97mm" fo:border-left="1pt solid #000000" fo:border-right="none" fo:border-top="none" fo:border-bottom="1pt solid #000000"/>
    </style:style>
    <style:style style:name="Tabelle22.C2" style:family="table-cell">
      <style:table-cell-properties fo:padding="0.97mm" fo:border-left="0.05pt solid #000000" fo:border-right="none" fo:border-top="none" fo:border-bottom="1pt solid #000000"/>
    </style:style>
    <style:style style:name="Tabelle22.D2" style:family="table-cell">
      <style:table-cell-properties fo:padding="0.97mm" fo:border-left="0.05pt solid #000000" fo:border-right="1pt solid #000000" fo:border-top="none" fo:border-bottom="1pt solid #000000"/>
    </style:style>
    <style:style style:name="Tabelle22.E2" style:family="table-cell">
      <style:table-cell-properties fo:padding="0.97mm" fo:border-left="0.05pt solid #000000" fo:border-right="none" fo:border-top="none" fo:border-bottom="1pt solid #000000"/>
    </style:style>
    <style:style style:name="Tabelle22.F2" style:family="table-cell">
      <style:table-cell-properties fo:padding="0.97mm" fo:border-left="0.05pt solid #000000" fo:border-right="none" fo:border-top="none" fo:border-bottom="1pt solid #000000"/>
    </style:style>
    <style:style style:name="Tabelle22.G2" style:family="table-cell">
      <style:table-cell-properties fo:padding="0.97mm" fo:border-left="0.05pt solid #000000" fo:border-right="none" fo:border-top="none" fo:border-bottom="1pt solid #000000"/>
    </style:style>
    <style:style style:name="Tabelle22.H2" style:family="table-cell">
      <style:table-cell-properties fo:background-color="#dddddd" fo:padding="0.97mm" fo:border-left="1pt solid #000000" fo:border-right="1pt solid #000000" fo:border-top="none" fo:border-bottom="1pt solid #000000">
        <style:background-image/>
      </style:table-cell-properties>
    </style:style>
    <style:style style:name="Tabelle21" style:family="table">
      <style:table-properties style:width="170mm" table:align="margins" style:shadow="none"/>
    </style:style>
    <style:style style:name="Tabelle21.A" style:family="table-column">
      <style:table-column-properties style:column-width="20mm" style:rel-column-width="1134*"/>
    </style:style>
    <style:style style:name="Tabelle21.B" style:family="table-column">
      <style:table-column-properties style:column-width="17.99mm" style:rel-column-width="1020*"/>
    </style:style>
    <style:style style:name="Tabelle21.C" style:family="table-column">
      <style:table-column-properties style:column-width="23.5mm" style:rel-column-width="1332*"/>
    </style:style>
    <style:style style:name="Tabelle21.H" style:family="table-column">
      <style:table-column-properties style:column-width="20.04mm" style:rel-column-width="1136*"/>
    </style:style>
    <style:style style:name="Tabelle21.A1" style:family="table-cell">
      <style:table-cell-properties fo:background-color="transparent" fo:padding="0.97mm" fo:border-left="1pt solid #000000" fo:border-right="1pt solid #000000" fo:border-top="none" fo:border-bottom="0.05pt solid #000000">
        <style:background-image/>
      </style:table-cell-properties>
    </style:style>
    <style:style style:name="Tabelle21.B1" style:family="table-cell">
      <style:table-cell-properties fo:padding="0.97mm" fo:border-left="0.05pt solid #000000" fo:border-right="none" fo:border-top="none" fo:border-bottom="0.05pt solid #000000"/>
    </style:style>
    <style:style style:name="Tabelle21.C1" style:family="table-cell">
      <style:table-cell-properties fo:padding="0.97mm" fo:border-left="0.05pt solid #000000" fo:border-right="none" fo:border-top="none" fo:border-bottom="0.05pt solid #000000"/>
    </style:style>
    <style:style style:name="Tabelle21.D1" style:family="table-cell">
      <style:table-cell-properties fo:padding="0.97mm" fo:border-left="0.05pt solid #000000" fo:border-right="none" fo:border-top="none" fo:border-bottom="0.05pt solid #000000"/>
    </style:style>
    <style:style style:name="Tabelle21.E1" style:family="table-cell">
      <style:table-cell-properties fo:padding="0.97mm" fo:border-left="1pt solid #000000" fo:border-right="none" fo:border-top="none" fo:border-bottom="0.05pt solid #000000"/>
    </style:style>
    <style:style style:name="Tabelle21.F1" style:family="table-cell">
      <style:table-cell-properties fo:padding="0.97mm" fo:border-left="0.05pt solid #000000" fo:border-right="none" fo:border-top="none" fo:border-bottom="0.05pt solid #000000"/>
    </style:style>
    <style:style style:name="Tabelle21.G1" style:family="table-cell">
      <style:table-cell-properties fo:padding="0.97mm" fo:border-left="0.05pt solid #000000" fo:border-right="none" fo:border-top="none" fo:border-bottom="0.05pt solid #000000"/>
    </style:style>
    <style:style style:name="Tabelle21.H1" style:family="table-cell">
      <style:table-cell-properties fo:padding="0.97mm" fo:border-left="1pt solid #000000" fo:border-right="1pt solid #000000" fo:border-top="none" fo:border-bottom="0.05pt solid #000000"/>
    </style:style>
    <style:style style:name="Tabelle23" style:family="table">
      <style:table-properties style:width="170mm" table:align="margins" style:shadow="none"/>
    </style:style>
    <style:style style:name="Tabelle23.A" style:family="table-column">
      <style:table-column-properties style:column-width="20mm" style:rel-column-width="1134*"/>
    </style:style>
    <style:style style:name="Tabelle23.B" style:family="table-column">
      <style:table-column-properties style:column-width="150mm" style:rel-column-width="8504*"/>
    </style:style>
    <style:style style:name="Tabelle23.A1" style:family="table-cell">
      <style:table-cell-properties fo:background-color="#eeeeee" fo:padding="0.97mm" fo:border-left="1pt solid #000000" fo:border-right="none" fo:border-top="none" fo:border-bottom="0.05pt solid #000000">
        <style:background-image/>
      </style:table-cell-properties>
    </style:style>
    <style:style style:name="Tabelle23.B1" style:family="table-cell">
      <style:table-cell-properties fo:background-color="#eeeeee" fo:padding="0.97mm" fo:border-left="1pt solid #000000" fo:border-right="1pt solid #000000" fo:border-top="none" fo:border-bottom="0.05pt solid #000000">
        <style:background-image/>
      </style:table-cell-properties>
    </style:style>
    <style:style style:name="Tabelle24" style:family="table">
      <style:table-properties style:width="170mm" table:align="margins" style:shadow="none"/>
    </style:style>
    <style:style style:name="Tabelle24.A" style:family="table-column">
      <style:table-column-properties style:column-width="170mm" style:rel-column-width="65535*"/>
    </style:style>
    <style:style style:name="Tabelle24.A1" style:family="table-cell">
      <style:table-cell-properties fo:padding="0.97mm" fo:border-left="none" fo:border-right="none" fo:border-top="1pt solid #000000" fo:border-bottom="none"/>
    </style:style>
    <style:style style:name="P1" style:family="paragraph" style:parent-style-name="Standard">
      <style:text-properties officeooo:paragraph-rsid="0011662f"/>
    </style:style>
    <style:style style:name="P2" style:family="paragraph" style:parent-style-name="Standard">
      <style:text-properties fo:font-size="10pt" officeooo:rsid="000036b1" officeooo:paragraph-rsid="0017ab7e" style:font-size-asian="10pt" style:font-size-complex="10pt"/>
    </style:style>
    <style:style style:name="P3" style:family="paragraph" style:parent-style-name="Standard">
      <style:text-properties fo:font-size="10pt" officeooo:rsid="00f09e86" officeooo:paragraph-rsid="0017ab7e" style:font-size-asian="10pt" style:font-size-complex="10pt"/>
    </style:style>
    <style:style style:name="P4" style:family="paragraph" style:parent-style-name="Standard">
      <style:text-properties officeooo:rsid="00504db6" officeooo:paragraph-rsid="0011662f"/>
    </style:style>
    <style:style style:name="P5" style:family="paragraph" style:parent-style-name="Standard">
      <style:text-properties officeooo:rsid="00cc61e2" officeooo:paragraph-rsid="00cc61e2"/>
    </style:style>
    <style:style style:name="P6" style:family="paragraph" style:parent-style-name="Standard">
      <style:text-properties officeooo:paragraph-rsid="00dc0db3"/>
    </style:style>
    <style:style style:name="P7" style:family="paragraph" style:parent-style-name="Standard">
      <style:text-properties officeooo:paragraph-rsid="01007371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>
      <style:text-properties fo:font-size="8pt" officeooo:rsid="00211a7d" officeooo:paragraph-rsid="0011662f" style:font-size-asian="8pt" style:font-size-complex="8pt"/>
    </style:style>
    <style:style style:name="P10" style:family="paragraph" style:parent-style-name="Table_20_Contents">
      <style:text-properties fo:font-size="8pt" officeooo:rsid="00413775" officeooo:paragraph-rsid="0011662f" style:font-size-asian="8pt" style:font-size-complex="8pt"/>
    </style:style>
    <style:style style:name="P11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0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21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22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23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24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25" style:family="paragraph" style:parent-style-name="Table_20_Contents">
      <style:text-properties fo:font-size="8pt" officeooo:paragraph-rsid="00dc0db3" style:font-size-asian="8pt" style:font-size-complex="8pt"/>
    </style:style>
    <style:style style:name="P26" style:family="paragraph" style:parent-style-name="Table_20_Contents">
      <style:text-properties fo:font-size="8pt" officeooo:paragraph-rsid="00eb2b76" style:font-size-asian="8pt" style:font-size-complex="8pt"/>
    </style:style>
    <style:style style:name="P27" style:family="paragraph" style:parent-style-name="Table_20_Contents">
      <style:text-properties fo:font-size="8pt" officeooo:paragraph-rsid="00efd68e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fo:font-size="8pt" officeooo:rsid="01007371" officeooo:paragraph-rsid="00de6ded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fo:font-size="8pt" officeooo:rsid="01007371" officeooo:paragraph-rsid="01007371" style:font-size-asian="8pt" style:font-size-complex="8pt"/>
    </style:style>
    <style:style style:name="P30" style:family="paragraph" style:parent-style-name="Table_20_Contents">
      <style:text-properties fo:font-size="8pt" officeooo:rsid="01007371" officeooo:paragraph-rsid="00de6ded" style:font-size-asian="8pt" style:font-size-complex="8pt"/>
    </style:style>
    <style:style style:name="P31" style:family="paragraph" style:parent-style-name="Table_20_Contents">
      <style:text-properties fo:font-size="8pt" officeooo:rsid="01007371" officeooo:paragraph-rsid="01007371" style:font-size-asian="8pt" style:font-size-complex="8pt"/>
    </style:style>
    <style:style style:name="P32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33" style:family="paragraph" style:parent-style-name="Table_20_Contents">
      <style:text-properties fo:font-size="8pt" officeooo:rsid="01018c73" style:font-size-asian="8pt" style:font-size-complex="8pt"/>
    </style:style>
    <style:style style:name="P34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35" style:family="paragraph" style:parent-style-name="Table_20_Contents">
      <style:text-properties fo:font-size="8pt" officeooo:rsid="011bcc07" officeooo:paragraph-rsid="00efd68e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fo:font-size="8pt" fo:font-weight="bold" officeooo:paragraph-rsid="003b5aba" style:font-size-asian="8pt" style:font-weight-asian="bold" style:font-size-complex="8pt" style:font-weight-complex="bold"/>
    </style:style>
    <style:style style:name="P37" style:family="paragraph" style:parent-style-name="Table_20_Contents"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41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42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44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45" style:family="paragraph" style:parent-style-name="Table_20_Contents">
      <style:text-properties fo:font-size="8pt" fo:font-weight="bold" officeooo:rsid="011bcc07" officeooo:paragraph-rsid="00dc0db3" style:font-size-asian="8pt" style:font-weight-asian="bold" style:font-size-complex="8pt" style:font-weight-complex="bold"/>
    </style:style>
    <style:style style:name="P46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47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48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49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50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51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52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53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54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56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58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67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68" style:family="paragraph" style:parent-style-name="Table_20_Contents">
      <style:text-properties fo:font-size="10pt" officeooo:paragraph-rsid="0011662f" style:font-size-asian="10pt" style:font-size-complex="10pt"/>
    </style:style>
    <style:style style:name="P69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70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71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72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73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74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75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9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83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84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85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8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87" style:family="paragraph" style:parent-style-name="Table_20_Contents">
      <style:text-properties fo:font-size="6pt" fo:font-weight="normal" officeooo:rsid="011bcc07" officeooo:paragraph-rsid="0120f52f" style:font-size-asian="6pt" style:font-weight-asian="normal" style:font-size-complex="6pt" style:font-weight-complex="normal"/>
    </style:style>
    <style:style style:name="P88" style:family="paragraph" style:parent-style-name="Table_20_Contents">
      <style:text-properties fo:font-size="6pt" fo:font-weight="normal" officeooo:rsid="00cc61e2" officeooo:paragraph-rsid="0120f52f" style:font-size-asian="6pt" style:font-weight-asian="normal" style:font-size-complex="6pt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90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91" style:family="paragraph" style:parent-style-name="Table_20_Contents">
      <style:paragraph-properties fo:margin-left="0mm" fo:margin-right="0mm" fo:text-indent="0mm" style:auto-text-indent="false"/>
      <style:text-properties fo:font-size="8pt" officeooo:paragraph-rsid="0011662f" style:font-size-asian="8pt" style:font-size-complex="8pt"/>
    </style:style>
    <style:style style:name="P92" style:family="paragraph" style:parent-style-name="Table_20_Contents">
      <style:paragraph-properties fo:margin-left="0mm" fo:margin-right="0mm" fo:text-indent="0mm" style:auto-text-indent="false"/>
      <style:text-properties fo:font-size="8pt" officeooo:rsid="00413775" officeooo:paragraph-rsid="0011662f" style:font-size-asian="8pt" style:font-size-complex="8pt"/>
    </style:style>
    <style:style style:name="P93" style:family="paragraph" style:parent-style-name="Table_20_Contents">
      <style:paragraph-properties fo:margin-left="0mm" fo:margin-right="0mm" fo:margin-top="0mm" fo:margin-bottom="0mm" style:contextual-spacing="false" fo:text-indent="0mm" style:auto-text-indent="false" style:shadow="none" text:number-lines="false" text:line-number="0"/>
      <style:text-properties fo:font-size="8pt" fo:font-style="normal" fo:font-weight="normal" officeooo:rsid="004b79e6" officeooo:paragraph-rsid="005c0a8c" style:font-size-asian="8pt" style:font-style-asian="normal" style:font-weight-asian="normal" style:font-size-complex="8pt" style:font-style-complex="normal" style:font-weight-complex="normal"/>
    </style:style>
    <style:style style:name="P94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11662f" style:font-size-asian="8pt" style:font-style-asian="normal" style:font-weight-asian="normal" style:font-size-complex="8pt" style:font-style-complex="normal" style:font-weight-complex="normal"/>
    </style:style>
    <style:style style:name="P95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96" style:family="paragraph" style:parent-style-name="Table_20_Contents">
      <style:paragraph-properties fo:margin-left="-0.78mm" fo:margin-right="-0.02mm" fo:text-align="start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97" style:family="paragraph" style:parent-style-name="Standard">
      <style:paragraph-properties fo:break-before="page"/>
      <style:text-properties officeooo:paragraph-rsid="01007371"/>
    </style:style>
    <style:style style:name="P98" style:family="paragraph" style:parent-style-name="Standard">
      <style:text-properties officeooo:paragraph-rsid="0011662f"/>
    </style:style>
    <style:style style:name="P99" style:family="paragraph" style:parent-style-name="Standard">
      <style:text-properties officeooo:paragraph-rsid="013d717b"/>
    </style:style>
    <style:style style:name="P100" style:family="paragraph" style:parent-style-name="Standard">
      <style:text-properties officeooo:paragraph-rsid="013ef1eb"/>
    </style:style>
    <style:style style:name="P101" style:family="paragraph" style:parent-style-name="Standard">
      <style:text-properties fo:font-weight="normal" style:font-weight-asian="normal" style:font-weight-complex="normal"/>
    </style:style>
    <style:style style:name="P102" style:family="paragraph" style:parent-style-name="Standard">
      <style:text-properties fo:font-weight="normal" officeooo:paragraph-rsid="01419e83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weight="normal" officeooo:rsid="013fed0f" officeooo:paragraph-rsid="01419e83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weight="normal" officeooo:rsid="013fed0f" officeooo:paragraph-rsid="0162236d" style:font-weight-asian="normal" style:font-weight-complex="normal"/>
    </style:style>
    <style:style style:name="P105" style:family="paragraph" style:parent-style-name="Standard">
      <style:text-properties fo:font-weight="normal" officeooo:paragraph-rsid="0168b879" style:font-weight-asian="normal" style:font-weight-complex="normal"/>
    </style:style>
    <style:style style:name="P106" style:family="paragraph" style:parent-style-name="Standard">
      <style:text-properties officeooo:paragraph-rsid="01490331"/>
    </style:style>
    <style:style style:name="P107" style:family="paragraph" style:parent-style-name="Standard">
      <style:text-properties officeooo:paragraph-rsid="014e521b"/>
    </style:style>
    <style:style style:name="P108" style:family="paragraph" style:parent-style-name="Standard">
      <style:text-properties officeooo:paragraph-rsid="0152cf05"/>
    </style:style>
    <style:style style:name="P109" style:family="paragraph" style:parent-style-name="Standard">
      <style:text-properties officeooo:paragraph-rsid="015e0221"/>
    </style:style>
    <style:style style:name="P110" style:family="paragraph" style:parent-style-name="Standard">
      <style:paragraph-properties fo:break-before="page"/>
      <style:text-properties officeooo:paragraph-rsid="0011662f"/>
    </style:style>
    <style:style style:name="P111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112" style:family="paragraph" style:parent-style-name="Heading_20_1">
      <style:text-properties officeooo:rsid="0148cb81" officeooo:paragraph-rsid="0148cb81"/>
    </style:style>
    <style:style style:name="P113" style:family="paragraph" style:parent-style-name="Heading_20_1">
      <style:text-properties officeooo:paragraph-rsid="01490331"/>
    </style:style>
    <style:style style:name="P114" style:family="paragraph" style:parent-style-name="Table_20_Contents">
      <style:text-properties officeooo:rsid="013fed0f" officeooo:paragraph-rsid="013fed0f"/>
    </style:style>
    <style:style style:name="P115" style:family="paragraph" style:parent-style-name="Table_20_Contents">
      <style:paragraph-properties fo:text-align="center" style:justify-single-word="false"/>
      <style:text-properties fo:font-weight="normal" officeooo:rsid="013fed0f" officeooo:paragraph-rsid="013fed0f" style:font-weight-asian="normal" style:font-weight-complex="normal"/>
    </style:style>
    <style:style style:name="P116" style:family="paragraph" style:parent-style-name="Table_20_Contents">
      <style:paragraph-properties fo:text-align="start" style:justify-single-word="false"/>
      <style:text-properties fo:font-weight="normal" officeooo:rsid="013fed0f" officeooo:paragraph-rsid="01419e83" style:font-weight-asian="normal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fo:font-size="9pt" officeooo:rsid="013fed0f" officeooo:paragraph-rsid="01419e83" style:font-size-asian="9pt" style:font-size-complex="9pt"/>
    </style:style>
    <style:style style:name="P11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19" style:family="paragraph" style:parent-style-name="Table_20_Contents">
      <style:paragraph-properties fo:text-align="center" style:justify-single-word="false"/>
      <style:text-properties fo:font-size="9pt" officeooo:paragraph-rsid="0142ed18" style:font-size-asian="9pt" style:font-size-complex="9pt"/>
    </style:style>
    <style:style style:name="P120" style:family="paragraph" style:parent-style-name="Table_20_Contents">
      <style:paragraph-properties fo:text-align="center" style:justify-single-word="false"/>
      <style:text-properties fo:font-size="9pt" officeooo:rsid="0142ed18" officeooo:paragraph-rsid="0142ed18" style:font-size-asian="9pt" style:font-size-complex="9pt"/>
    </style:style>
    <style:style style:name="P121" style:family="paragraph" style:parent-style-name="Table_20_Contents">
      <style:paragraph-properties fo:text-align="end" style:justify-single-word="false"/>
      <style:text-properties fo:font-size="9pt" officeooo:rsid="0142ed18" officeooo:paragraph-rsid="0142ed18" style:font-size-asian="9pt" style:font-size-complex="9pt"/>
    </style:style>
    <style:style style:name="P122" style:family="paragraph" style:parent-style-name="Table_20_Contents">
      <style:paragraph-properties fo:text-align="end" style:justify-single-word="false"/>
      <style:text-properties fo:font-size="9pt" officeooo:rsid="0142ed18" officeooo:paragraph-rsid="016d5b58" style:font-size-asian="9pt" style:font-size-complex="9pt"/>
    </style:style>
    <style:style style:name="P123" style:family="paragraph" style:parent-style-name="Table_20_Contents">
      <style:paragraph-properties fo:text-align="start" style:justify-single-word="false"/>
      <style:text-properties fo:font-size="9pt" officeooo:rsid="01419e83" officeooo:paragraph-rsid="01419e83" style:font-size-asian="9pt" style:font-size-complex="9pt"/>
    </style:style>
    <style:style style:name="P124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25" style:family="paragraph" style:parent-style-name="Table_20_Contents">
      <style:paragraph-properties fo:text-align="end" style:justify-single-word="false"/>
      <style:text-properties fo:font-size="9pt" officeooo:paragraph-rsid="0148143a" style:font-size-asian="9pt" style:font-size-complex="9pt"/>
    </style:style>
    <style:style style:name="P126" style:family="paragraph" style:parent-style-name="Table_20_Contents">
      <style:paragraph-properties fo:text-align="center" style:justify-single-word="false"/>
      <style:text-properties fo:font-size="9pt" officeooo:rsid="0148143a" officeooo:paragraph-rsid="0148143a" style:font-size-asian="9pt" style:font-size-complex="9pt"/>
    </style:style>
    <style:style style:name="P127" style:family="paragraph" style:parent-style-name="Table_20_Contents">
      <style:paragraph-properties fo:text-align="start" style:justify-single-word="false"/>
      <style:text-properties fo:font-size="6pt" style:font-size-asian="5.25pt" style:font-size-complex="6pt"/>
    </style:style>
    <style:style style:name="P128" style:family="paragraph" style:parent-style-name="Table_20_Contents">
      <style:paragraph-properties fo:text-align="end" style:justify-single-word="false"/>
      <style:text-properties fo:font-size="12pt" fo:font-weight="normal" officeooo:rsid="016c2e30" officeooo:paragraph-rsid="016d5b58" style:font-size-asian="12pt" style:font-weight-asian="normal" style:font-size-complex="12pt" style:font-weight-complex="normal"/>
    </style:style>
    <style:style style:name="P129" style:family="paragraph" style:parent-style-name="Heading_20_2">
      <style:text-properties fo:font-weight="normal" style:font-weight-asian="normal" style:font-weight-complex="normal"/>
    </style:style>
    <style:style style:name="P130" style:family="paragraph" style:parent-style-name="Heading_20_2">
      <style:paragraph-properties fo:margin-left="0mm" fo:margin-right="0mm" fo:margin-top="3.53mm" fo:margin-bottom="2.12mm" style:contextual-spacing="false" fo:text-indent="0mm" style:auto-text-indent="false">
        <style:tab-stops>
          <style:tab-stop style:position="158.27mm"/>
        </style:tab-stops>
      </style:paragraph-properties>
      <style:text-properties officeooo:paragraph-rsid="0127f016"/>
    </style:style>
    <style:style style:name="P131" style:family="paragraph" style:parent-style-name="Heading_20_2">
      <style:paragraph-properties fo:margin-left="0mm" fo:margin-right="0mm" fo:margin-top="3.53mm" fo:margin-bottom="2.12mm" style:contextual-spacing="false" fo:text-indent="0mm" style:auto-text-indent="false">
        <style:tab-stops>
          <style:tab-stop style:position="158.27mm"/>
        </style:tab-stops>
      </style:paragraph-properties>
      <style:text-properties officeooo:paragraph-rsid="013fed0f"/>
    </style:style>
    <style:style style:name="T1" style:family="text">
      <style:text-properties officeooo:rsid="00effdfa"/>
    </style:style>
    <style:style style:name="T2" style:family="text">
      <style:text-properties officeooo:rsid="002f627c"/>
    </style:style>
    <style:style style:name="T3" style:family="text">
      <style:text-properties officeooo:rsid="003b0ab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fo:font-weight="normal" officeooo:rsid="013fed0f" style:font-weight-asian="normal" style:font-weight-complex="normal"/>
    </style:style>
    <style:style style:name="T7" style:family="text">
      <style:text-properties officeooo:rsid="00413775"/>
    </style:style>
    <style:style style:name="T8" style:family="text">
      <style:text-properties officeooo:rsid="0047a1d1"/>
    </style:style>
    <style:style style:name="T9" style:family="text">
      <style:text-properties officeooo:rsid="0061db48"/>
    </style:style>
    <style:style style:name="T10" style:family="text">
      <style:text-properties officeooo:rsid="006386f9"/>
    </style:style>
    <style:style style:name="T11" style:family="text">
      <style:text-properties officeooo:rsid="009b7cc0"/>
    </style:style>
    <style:style style:name="T12" style:family="text">
      <style:text-properties officeooo:rsid="009bc103"/>
    </style:style>
    <style:style style:name="T13" style:family="text">
      <style:text-properties officeooo:rsid="00a2ccee"/>
    </style:style>
    <style:style style:name="T14" style:family="text">
      <style:text-properties officeooo:rsid="00cb438a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18" style:family="text">
      <style:text-properties fo:font-style="normal" officeooo:rsid="01018c73" style:font-style-asian="normal" style:font-style-complex="normal"/>
    </style:style>
    <style:style style:name="T19" style:family="text">
      <style:text-properties officeooo:rsid="01018c73"/>
    </style:style>
    <style:style style:name="T20" style:family="text">
      <style:text-properties fo:font-size="11pt" officeooo:rsid="003b0ab6" style:font-size-asian="11pt" style:font-size-complex="11pt"/>
    </style:style>
    <style:style style:name="T21" style:family="text">
      <style:text-properties officeooo:rsid="0135d1ff"/>
    </style:style>
    <style:style style:name="T22" style:family="text">
      <style:text-properties officeooo:rsid="01389878"/>
    </style:style>
    <style:style style:name="T23" style:family="text">
      <style:text-properties officeooo:rsid="013b446d"/>
    </style:style>
    <style:style style:name="T24" style:family="text">
      <style:text-properties officeooo:rsid="013d717b"/>
    </style:style>
    <style:style style:name="T25" style:family="text">
      <style:text-properties officeooo:rsid="013fed0f"/>
    </style:style>
    <style:style style:name="T26" style:family="text">
      <style:text-properties officeooo:rsid="0142ed18"/>
    </style:style>
    <style:style style:name="T27" style:family="text">
      <style:text-properties officeooo:rsid="0148cb81"/>
    </style:style>
    <style:style style:name="T28" style:family="text">
      <style:text-properties officeooo:rsid="01490331"/>
    </style:style>
    <style:style style:name="T29" style:family="text">
      <style:text-properties officeooo:rsid="0151a386"/>
    </style:style>
    <style:style style:name="T30" style:family="text">
      <style:text-properties officeooo:rsid="016a06d2"/>
    </style:style>
    <style:style style:name="T31" style:family="text">
      <style:text-properties officeooo:rsid="016c2e30"/>
    </style:style>
    <style:style style:name="T32" style:family="text">
      <style:text-properties fo:font-size="9pt" officeooo:rsid="0142ed18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'de_DE')&gt;</text:placeholder></text:p>
      <text:p text:style-name="P1"><text:text-input text:description="&lt;for each=&quot;gIndex, g in enumerate(getSessionGroups(getSessions(objects)))&quot;&gt;">FOR EACH g</text:text-input></text:p>
      <text:p text:style-name="P106"><text:span text:style-name="T24"><text:text-input text:description="&lt;if test=&quot;gIndex &gt; 0&quot;&gt;">IF next_g</text:text-input></text:span></text:p>
      <text:p text:style-name="P110"/>
      <text:p text:style-name="P106"><text:text-input text:description="&lt;/if&gt;">END IF</text:text-input></text:p>
      <text:p text:style-name="P99"><text:text-input text:description="&lt;if test=&quot;no_group&quot;&gt;">IF no_group</text:text-input></text:p>
      <text:h text:style-name="P113" text:outline-level="1"><text:span text:style-name="T22">Tagesberichte </text:span><text:span text:style-name="T22"><text:text-input text:description="&lt;g.config.name&gt;">config</text:text-input></text:span></text:h>
      <text:p text:style-name="P107"><text:text-input text:description="&lt;if test=&quot;g.description&quot;&gt;">IF description</text:text-input></text:p>
      <text:p text:style-name="P107"><text:text-input text:description="&lt;g.description&gt;">description</text:text-input>, <text:span text:style-name="T21">nach Datum absteigend sortiert</text:span></text:p>
      <text:p text:style-name="P107"><text:text-input text:description="&lt;/if&gt;">END IF</text:text-input></text:p>
      <text:p text:style-name="P107"><text:span text:style-name="T29"><text:text-input text:description="&lt;if test=&quot;not g.description&quot;&gt;">IF NOT description</text:text-input></text:span></text:p>
      <text:p text:style-name="P107"><text:span text:style-name="T21">nach Datum absteigend sortiert</text:span></text:p>
      <text:p text:style-name="Standard"><text:text-input text:description="&lt;/if&gt;">END IF</text:text-input></text:p>
      <text:p text:style-name="Standard"/>
      <text:p text:style-name="P108"><text:text-input text:description="&lt;/if&gt;">END IF</text:text-input></text:p>
      <text:p text:style-name="P99"><text:span text:style-name="T27"><text:text-input text:description="&lt;if test=&quot;not no_group&quot;&gt;">IF group</text:text-input></text:span></text:p>
      <text:h text:style-name="P112" text:outline-level="1"><text:span text:style-name="T28">Auswertung </text:span><text:span text:style-name="T28"><text:text-input text:description="&lt;g.config.name&gt;">config</text:text-input></text:span></text:h>
      <text:p text:style-name="Standard"><text:text-input text:description="&lt;if test=&quot;g.description&quot;&gt;">IF description</text:text-input></text:p>
      <text:p text:style-name="Standard"><text:text-input text:description="&lt;g.description&gt;">description</text:text-input></text:p>
      <text:p text:style-name="Standard"/>
      <text:p text:style-name="Standard"><text:text-input text:description="&lt;/if&gt;">END IF</text:text-input></text:p>
      <text:p text:style-name="P99"><text:text-input text:description="&lt;if test=&quot;g.days and len(g.days) &gt; 1&quot;&gt;">IF days</text:text-input></text:p>
      <text:h text:style-name="P131" text:outline-level="2"><text:span text:style-name="T6">Tagesübersicht</text:span></text:h>
      <table:table table:name="Tabelle22" table:style-name="Tabelle22">
        <table:table-column table:style-name="Tabelle22.A"/>
        <table:table-column table:style-name="Tabelle22.B"/>
        <table:table-column table:style-name="Tabelle22.C" table:number-columns-repeated="2"/>
        <table:table-column table:style-name="Tabelle22.B"/>
        <table:table-column table:style-name="Tabelle22.C" table:number-columns-repeated="2"/>
        <table:table-column table:style-name="Tabelle22.H"/>
        <table:table-row>
          <table:table-cell table:style-name="Tabelle22.A1" table:number-rows-spanned="2" office:value-type="string">
            <text:p text:style-name="P115">Datum</text:p>
          </table:table-cell>
          <table:table-cell table:style-name="Tabelle22.B1" table:number-columns-spanned="3" office:value-type="string">
            <text:p text:style-name="P115">Startbeleg</text:p>
          </table:table-cell>
          <table:covered-table-cell/>
          <table:covered-table-cell/>
          <table:table-cell table:style-name="Tabelle22.E1" table:number-columns-spanned="3" office:value-type="string">
            <text:p text:style-name="P115">Endbeleg</text:p>
          </table:table-cell>
          <table:covered-table-cell/>
          <table:covered-table-cell/>
          <table:table-cell table:style-name="Tabelle22.H1" table:number-rows-spanned="2" office:value-type="string">
            <text:p text:style-name="P128">Umsatz <text:span text:style-name="T26"><text:text-input text:description="&lt;g.config.currency_id.symbol&gt;">€</text:text-input></text:span></text:p>
          </table:table-cell>
        </table:table-row>
        <table:table-row>
          <table:covered-table-cell/>
          <table:table-cell table:style-name="Tabelle22.B2" office:value-type="string">
            <text:p text:style-name="P120">Zeit</text:p>
          </table:table-cell>
          <table:table-cell table:style-name="Tabelle22.C2" office:value-type="string">
            <text:p text:style-name="P120">Nummer</text:p>
          </table:table-cell>
          <table:table-cell table:style-name="Tabelle22.D2" office:value-type="string">
            <text:p text:style-name="P121">Stand <text:text-input text:description="&lt;g.config.currency_id.symbol&gt;">€</text:text-input></text:p>
          </table:table-cell>
          <table:table-cell table:style-name="Tabelle22.E2" office:value-type="string">
            <text:p text:style-name="P126">Zeit</text:p>
          </table:table-cell>
          <table:table-cell table:style-name="Tabelle22.F2" office:value-type="string">
            <text:p text:style-name="P120">Nummer</text:p>
          </table:table-cell>
          <table:table-cell table:style-name="Tabelle22.G2" office:value-type="string">
            <text:p text:style-name="P122">Stand <text:text-input text:description="&lt;g.config.currency_id.symbol&gt;">€</text:text-input></text:p>
          </table:table-cell>
          <table:covered-table-cell/>
        </table:table-row>
      </table:table>
      <text:p text:style-name="P102"><text:span text:style-name="T25"><text:text-input text:description="&lt;for each=&quot;day, orderstat in g.days&quot;&gt;">FOR EACH day</text:text-input></text:span></text:p>
      <text:p text:style-name="P116"><text:span text:style-name="T30"><text:text-input text:description="&lt;if test=&quot;orderstat&quot;&gt;">IF orderstat</text:text-input></text:span></text:p>
      <table:table table:name="Tabelle21" table:style-name="Tabelle21">
        <table:table-column table:style-name="Tabelle21.A"/>
        <table:table-column table:style-name="Tabelle21.B"/>
        <table:table-column table:style-name="Tabelle21.C" table:number-columns-repeated="2"/>
        <table:table-column table:style-name="Tabelle21.B"/>
        <table:table-column table:style-name="Tabelle21.C" table:number-columns-repeated="2"/>
        <table:table-column table:style-name="Tabelle21.H"/>
        <table:table-row>
          <table:table-cell table:style-name="Tabelle21.A1" office:value-type="string">
            <text:p text:style-name="P117"><text:text-input text:description="&lt;formatLang(day,date=True)&gt;">01.01.2016</text:text-input></text:p>
          </table:table-cell>
          <table:table-cell table:style-name="Tabelle21.B1" office:value-type="string">
            <text:p text:style-name="P118"><text:text-input text:description="&lt;orderstat.first_time&gt;">08:00:00</text:text-input></text:p>
          </table:table-cell>
          <table:table-cell table:style-name="Tabelle21.C1" office:value-type="string">
            <text:p text:style-name="P118"><text:text-input text:description="&lt;orderstat.first.name&gt;">K1/0001</text:text-input></text:p>
          </table:table-cell>
          <table:table-cell table:style-name="Tabelle21.D1" office:value-type="string">
            <text:p text:style-name="P124"><text:span text:style-name="T31"><text:text-input text:description="&lt;formatLang(orderstat.first_cpos)&gt;">100.0000,00</text:text-input></text:span></text:p>
          </table:table-cell>
          <table:table-cell table:style-name="Tabelle21.E1" office:value-type="string">
            <text:p text:style-name="P119"><text:text-input text:description="&lt;orderstat.last_time&gt;">08:00:00</text:text-input></text:p>
          </table:table-cell>
          <table:table-cell table:style-name="Tabelle21.F1" office:value-type="string">
            <text:p text:style-name="P119"><text:text-input text:description="&lt;orderstat.last.name&gt;">K1/0001</text:text-input></text:p>
          </table:table-cell>
          <table:table-cell table:style-name="Tabelle21.G1" office:value-type="string">
            <text:p text:style-name="P125"><text:span text:style-name="T31"><text:text-input text:description="&lt;formatLang(orderstat.last_cpos)&gt;">100.000,00</text:text-input></text:span></text:p>
          </table:table-cell>
          <table:table-cell table:style-name="Tabelle21.H1" office:value-type="string">
            <text:p text:style-name="P125"><text:span text:style-name="T31"><text:text-input text:description="&lt;formatLang(orderstat.turnover)&gt;">100.000,00</text:text-input></text:span></text:p>
          </table:table-cell>
        </table:table-row>
      </table:table>
      <text:p text:style-name="P102"><text:text-input text:description="&lt;/if&gt;">END IF</text:text-input></text:p>
      <text:p text:style-name="P116"><text:span text:style-name="T30"><text:text-input text:description="&lt;if test=&quot;not orderstat&quot;&gt;">IF NOT orderstat</text:text-input></text:span></text:p>
      <table:table table:name="Tabelle23" table:style-name="Tabelle23">
        <table:table-column table:style-name="Tabelle23.A"/>
        <table:table-column table:style-name="Tabelle23.B"/>
        <table:table-row>
          <table:table-cell table:style-name="Tabelle23.A1" office:value-type="string">
            <text:p text:style-name="P117"><text:text-input text:description="&lt;formatLang(day,date=True)&gt;">01.01.2016</text:text-input></text:p>
          </table:table-cell>
          <table:table-cell table:style-name="Tabelle23.B1" office:value-type="string">
            <text:p text:style-name="P123"/>
          </table:table-cell>
        </table:table-row>
      </table:table>
      <text:p text:style-name="P103"><text:text-input text:description="&lt;/if&gt;">END IF</text:text-input></text:p>
      <text:p text:style-name="P104"><text:text-input text:description="&lt;/for&gt;">END FOR</text:text-input>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127"/>
          </table:table-cell>
        </table:table-row>
      </table:table>
      <text:p text:style-name="P101"><text:text-input text:description="&lt;if test=&quot;g.sessions&quot;&gt;">IF sessions</text:text-input></text:p>
      <text:p text:style-name="P111"/>
      <text:p text:style-name="P105"><text:text-input text:description="&lt;/if&gt;">END IF</text:text-input></text:p>
      <text:p text:style-name="P106"><text:text-input text:description="&lt;/if&gt;">END IF</text:text-input></text:p>
      <text:p text:style-name="P109"><text:text-input text:description="&lt;/if&gt;">END IF</text:text-input></text:p>
      <text:p text:style-name="P4"><text:text-input text:description="&lt;for each=&quot;stat in statistic(g.sessions)&quot;&gt;">FOR EACH stat</text:text-input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130" text:outline-level="2"><text:span text:style-name="T4">Kassen</text:span><text:span text:style-name="T5">bericht</text:span></text:h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row>
                <table:table-cell table:style-name="Tabelle2.A1" office:value-type="string">
                  <text:p text:style-name="P75"><text:span text:style-name="T12">Sitzungsb</text:span>eginn</text:p>
                </table:table-cell>
                <table:table-cell table:style-name="Tabelle2.B1" office:value-type="string">
                  <text:p text:style-name="P80">Sitzungsende</text:p>
                </table:table-cell>
                <table:table-cell table:style-name="Tabelle2.B1" office:value-type="string">
                  <text:p text:style-name="P81">Startbeleg</text:p>
                </table:table-cell>
                <table:table-cell table:style-name="Tabelle2.D1" office:value-type="string">
                  <text:p text:style-name="P82">Endbeleg</text:p>
                </table:table-cell>
              </table:table-row>
              <table:table-row>
                <table:table-cell table:style-name="Tabelle2.A2" office:value-type="string">
                  <text:p text:style-name="P58"><text:text-input text:description="&lt;if test=&quot;stat.date_start&quot;&gt;">IF date_start</text:text-input></text:p>
                  <text:p text:style-name="P58"><text:text-input text:description="&lt;formatLang(stat.date_start,date_time=True)&gt;">start</text:text-input></text:p>
                  <text:p text:style-name="P62"><text:text-input text:description="&lt;/if&gt;">END IF</text:text-input></text:p>
                </table:table-cell>
                <table:table-cell table:style-name="Tabelle2.B2" office:value-type="string">
                  <text:p text:style-name="P63"><text:text-input text:description="&lt;if test=&quot;stat.date_end&quot;&gt;">IF date_end</text:text-input></text:p>
                  <text:p text:style-name="P63"><text:text-input text:description="&lt;formatLang(stat.date_end,date_time=True)&gt;">end</text:text-input></text:p>
                  <text:p text:style-name="P63"><text:text-input text:description="&lt;/if&gt;">END IF</text:text-input></text:p>
                </table:table-cell>
                <table:table-cell table:style-name="Tabelle2.B2" office:value-type="string">
                  <text:p text:style-name="P62"><text:text-input text:description="&lt;if test=&quot;stat.first_order&quot;&gt;">IF first_order</text:text-input></text:p>
                  <text:p text:style-name="P62"><text:text-input text:description="&lt;stat.first_order.name&gt;">first_order</text:text-input></text:p>
                  <text:p text:style-name="P63"><text:text-input text:description="&lt;/if&gt;">END IF</text:text-input></text:p>
                  <text:p text:style-name="P89"><text:span text:style-name="T23">(Session </text:span><text:text-input text:description="&lt;stat.first_session&gt;">first_session</text:text-input><text:span text:style-name="T23">)</text:span></text:p>
                </table:table-cell>
                <table:table-cell table:style-name="Tabelle2.D2" office:value-type="string">
                  <text:p text:style-name="P65"><text:text-input text:description="&lt;if test=&quot;stat.last_order&quot;&gt;">IF last_order</text:text-input></text:p>
                  <text:p text:style-name="P65"><text:text-input text:description="&lt;stat.last_order.name&gt;">last_order</text:text-input></text:p>
                  <text:p text:style-name="P65"><text:text-input text:description="&lt;/if&gt;">END IF</text:text-input></text:p>
                  <text:p text:style-name="P90"><text:span text:style-name="T23">(Session </text:span><text:text-input text:description="&lt;stat.last_session&gt;">last_session</text:text-input><text:span text:style-name="T23">)</text:span></text:p>
                </table:table-cell>
              </table:table-row>
              <table:table-row>
                <table:table-cell table:style-name="Tabelle2.A2" office:value-type="string">
                  <text:p text:style-name="P86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D2" office:value-type="string">
                  <text:p text:style-name="Standard"/>
                </table:table-cell>
              </table:table-row>
              <table:table-row>
                <table:table-cell table:style-name="Tabelle2.A4" office:value-type="string">
                  <text:p text:style-name="P85">Verkäufe</text:p>
                </table:table-cell>
                <table:table-cell table:style-name="Tabelle2.B4" office:value-type="string">
                  <text:p text:style-name="P76">Journal</text:p>
                </table:table-cell>
                <table:table-cell table:style-name="Tabelle2.B4" office:value-type="string">
                  <text:p text:style-name="P77">Kass<text:span text:style-name="T2">en</text:span>leitung</text:p>
                </table:table-cell>
                <table:table-cell table:style-name="Tabelle2.D4" office:value-type="string">
                  <text:p text:style-name="P78">Periode</text:p>
                </table:table-cell>
              </table:table-row>
              <table:table-row>
                <table:table-cell table:style-name="Tabelle2.A6" table:number-rows-spanned="2" office:value-type="string">
                  <text:p text:style-name="P64"><text:text-input text:description="&lt;stat.order_count&gt;">COUNT</text:text-input></text:p>
                </table:table-cell>
                <table:table-cell table:style-name="Tabelle2.B5" office:value-type="string">
                  <text:p text:style-name="P59"><text:text-input text:description="&lt;stat.journal&gt;">JOURNAL</text:text-input></text:p>
                </table:table-cell>
                <table:table-cell table:style-name="Tabelle2.C5" office:value-type="string">
                  <text:p text:style-name="P59"><text:text-input text:description="&lt;stat.user&gt;">USER</text:text-input></text:p>
                </table:table-cell>
                <table:table-cell table:style-name="Tabelle2.D5" office:value-type="string">
                  <text:p text:style-name="P60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2.B6" office:value-type="string">
                  <text:p text:style-name="Standard"/>
                </table:table-cell>
                <table:table-cell table:style-name="Tabelle2.C6" office:value-type="string">
                  <text:p text:style-name="Standard"/>
                </table:table-cell>
                <table:table-cell table:style-name="Tabelle2.D6" office:value-type="string">
                  <text:p text:style-name="Standard"/>
                </table:table-cell>
              </table:table-row>
            </table:table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column table:style-name="Tabelle3.E"/>
              <table:table-column table:style-name="Tabelle3.F"/>
              <table:table-column table:style-name="Tabelle3.G"/>
              <table:table-column table:style-name="Tabelle3.H"/>
              <table:table-row>
                <table:table-cell table:style-name="Tabelle3.A1" table:number-columns-spanned="2" office:value-type="string">
                  <text:p text:style-name="P83">Anfangsstand</text:p>
                </table:table-cell>
                <table:covered-table-cell/>
                <table:table-cell table:style-name="Tabelle3.C1" table:number-columns-spanned="2" office:value-type="string">
                  <text:p text:style-name="P61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3.A1" table:number-columns-spanned="2" office:value-type="string">
                  <text:p text:style-name="P84">Endstand</text:p>
                </table:table-cell>
                <table:covered-table-cell/>
                <table:table-cell table:style-name="Tabelle3.G1" table:number-columns-spanned="2" office:value-type="string">
                  <text:p text:style-name="P61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3.A2" table:number-columns-spanned="4" office:value-type="string">
                  <text:p text:style-name="P68"><text:text-input text:description="&lt;for each=&quot;line in stat.details_start&quot;&gt;">FOR EACH LINE</text:text-input></text:p>
                  <table:table table:name="Tabelle4" table:style-name="Tabelle4">
                    <table:table-column table:style-name="Tabelle4.A"/>
                    <table:table-column table:style-name="Tabelle4.B"/>
                    <table:table-column table:style-name="Tabelle4.C"/>
                    <table:table-row>
                      <table:table-cell table:style-name="Tabelle4.A1" office:value-type="string">
                        <text:p text:style-name="P12"><text:text-input text:description="&lt;formatLang(line.pieces)&gt;">PIECES</text:text-input></text:p>
                      </table:table-cell>
                      <table:table-cell table:style-name="Tabelle4.B1" office:value-type="string">
                        <text:p text:style-name="P19"><text:text-input text:description="&lt;line.number_opening&gt;">NUMBER</text:text-input></text:p>
                      </table:table-cell>
                      <table:table-cell table:style-name="Tabelle4.B1" office:value-type="string">
                        <text:p text:style-name="P13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68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3.E2" table:number-columns-spanned="4" office:value-type="string">
                  <text:p text:style-name="P68"><text:text-input text:description="&lt;for each=&quot;line in stat.details_end&quot;&gt;">FOR EACH LINE</text:text-input></text:p>
                  <table:table table:name="Tabelle6" table:style-name="Tabelle6">
                    <table:table-column table:style-name="Tabelle6.A"/>
                    <table:table-column table:style-name="Tabelle6.B"/>
                    <table:table-column table:style-name="Tabelle6.C"/>
                    <table:table-row>
                      <table:table-cell table:style-name="Tabelle6.A1" office:value-type="string">
                        <text:p text:style-name="P8"><text:text-input text:description="&lt;formatLang(line.pieces)&gt;">PIECES</text:text-input></text:p>
                      </table:table-cell>
                      <table:table-cell table:style-name="Tabelle6.B1" office:value-type="string">
                        <text:p text:style-name="P19"><text:text-input text:description="&lt;line.number_closing&gt;">NUMBER</text:text-input></text:p>
                      </table:table-cell>
                      <table:table-cell table:style-name="Tabelle6.B1" office:value-type="string">
                        <text:p text:style-name="P14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68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56"/>
                </table:table-cell>
                <table:table-cell table:style-name="Tabelle3.B3" office:value-type="string">
                  <text:p text:style-name="P46">Einzahlung</text:p>
                </table:table-cell>
                <table:table-cell table:style-name="Tabelle3.B3" office:value-type="string">
                  <text:p text:style-name="P38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66"/>
                </table:table-cell>
                <table:table-cell table:style-name="Tabelle3.E3" office:value-type="string">
                  <text:p text:style-name="P73"/>
                </table:table-cell>
                <table:table-cell table:style-name="Tabelle3.F3" office:value-type="string">
                  <text:p text:style-name="P49"><text:span text:style-name="T11">Bar </text:span>Verkäufe/Zahlungen</text:p>
                </table:table-cell>
                <table:table-cell table:style-name="Tabelle3.G3" office:value-type="string">
                  <text:p text:style-name="P39"><text:span text:style-name="T7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3.H3" office:value-type="string">
                  <text:p text:style-name="P67"/>
                </table:table-cell>
              </table:table-row>
              <table:table-row>
                <table:table-cell table:style-name="Tabelle3.A3" office:value-type="string">
                  <text:p text:style-name="P56"/>
                </table:table-cell>
                <table:table-cell table:style-name="Tabelle3.B3" office:value-type="string">
                  <text:p text:style-name="P46">Auszahlung</text:p>
                </table:table-cell>
                <table:table-cell table:style-name="Tabelle3.B3" office:value-type="string">
                  <text:p text:style-name="P38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66"/>
                </table:table-cell>
                <table:table-cell table:style-name="Tabelle3.E4" office:value-type="string">
                  <text:p text:style-name="P74"/>
                </table:table-cell>
                <table:table-cell table:style-name="Tabelle3.F4" office:value-type="string">
                  <text:p text:style-name="P50">berechneter Stand</text:p>
                </table:table-cell>
                <table:table-cell table:style-name="Tabelle3.G4" office:value-type="string">
                  <text:p text:style-name="P39"><text:span text:style-name="T1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3.H4" office:value-type="string">
                  <text:p text:style-name="P67"/>
                </table:table-cell>
              </table:table-row>
              <table:table-row>
                <table:table-cell table:style-name="Tabelle3.A3" office:value-type="string">
                  <text:p text:style-name="P57"/>
                </table:table-cell>
                <table:table-cell table:style-name="Tabelle3.D3" office:value-type="string">
                  <text:p text:style-name="P47"><text:span text:style-name="T8">Baru</text:span>msatz</text:p>
                </table:table-cell>
                <table:table-cell table:style-name="Tabelle3.D3" office:value-type="string">
                  <text:p text:style-name="P39"><text:span text:style-name="T7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3.D3" office:value-type="string">
                  <text:p text:style-name="P67"/>
                </table:table-cell>
                <table:table-cell table:style-name="Tabelle3.E5" office:value-type="string">
                  <text:p text:style-name="P74"/>
                </table:table-cell>
                <table:table-cell table:style-name="Tabelle3.F5" office:value-type="string">
                  <text:p text:style-name="P48">Differenz</text:p>
                </table:table-cell>
                <table:table-cell table:style-name="Tabelle3.G5" office:value-type="string">
                  <text:p text:style-name="P39"><text:span text:style-name="T1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3.H5" office:value-type="string">
                  <text:p text:style-name="P67"/>
                </table:table-cell>
              </table:table-row>
              <table:table-row>
                <table:table-cell table:style-name="Tabelle3.A6" office:value-type="string">
                  <text:p text:style-name="P57"/>
                </table:table-cell>
                <table:table-cell table:style-name="Tabelle3.B6" office:value-type="string">
                  <text:p text:style-name="P47"/>
                </table:table-cell>
                <table:table-cell table:style-name="Tabelle3.B6" office:value-type="string">
                  <text:p text:style-name="P39"/>
                </table:table-cell>
                <table:table-cell table:style-name="Tabelle3.B6" office:value-type="string">
                  <text:p text:style-name="P67"/>
                </table:table-cell>
                <table:table-cell table:style-name="Tabelle3.E6" office:value-type="string">
                  <text:p text:style-name="P74"/>
                </table:table-cell>
                <table:table-cell table:style-name="Tabelle3.F6" office:value-type="string">
                  <text:p text:style-name="P48"/>
                </table:table-cell>
                <table:table-cell table:style-name="Tabelle3.G6" office:value-type="string">
                  <text:p text:style-name="P39"/>
                </table:table-cell>
                <table:table-cell table:style-name="Tabelle3.H6" office:value-type="string">
                  <text:p text:style-name="P67"/>
                </table:table-cell>
              </table:table-row>
            </table:table>
            <text:p text:style-name="P1"/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72">Verkäufe <text:span text:style-name="T9">und Zahlungen</text:span></text:p>
          </table:table-cell>
          <table:table-cell table:style-name="Tabelle1.B1" office:value-type="string">
            <text:p text:style-name="P55"><text:text-input text:description="&lt;formatLang(stat.statement_sum)&gt;">SUM</text:text-input> <text:text-input text:description="&lt;stat.currency&gt;">CUR</text:text-input></text:p>
          </table:table-cell>
          <table:table-cell table:style-name="Tabelle1.A1" office:value-type="string">
            <text:p text:style-name="P79">Umsätze <text:span text:style-name="T10">nach Zahlungsart</text:span></text:p>
          </table:table-cell>
          <table:table-cell table:style-name="Tabelle1.D1" office:value-type="string">
            <text:p text:style-name="P55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1.A2" table:number-columns-spanned="2" office:value-type="string">
            <text:p text:style-name="P10"/>
            <text:p text:style-name="P10"><text:text-input text:description="&lt;for each=&quot;expense in stat.expenseList&quot;&gt;">FOR EACH expense</text:text-input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37"><text:text-input text:description="&lt;expense.name&gt;">NAME</text:text-input></text:p>
                </table:table-cell>
                <table:table-cell table:style-name="Tabelle5.B1" office:value-type="string">
                  <text:p text:style-name="P38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9"><text:text-input text:description="&lt;/for&gt;">END FOR</text:text-input></text:p>
            <text:p text:style-name="P10"><text:text-input text:description="&lt;for each=&quot;income in stat.incomeList&quot;&gt;">FOR EACH income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37"><text:text-input text:description="&lt;income.name&gt;">NAME</text:text-input></text:p>
                </table:table-cell>
                <table:table-cell table:style-name="Tabelle7.A1" office:value-type="string">
                  <text:p text:style-name="P38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9"><text:text-input text:description="&lt;/for&gt;">END FOR</text:text-input></text:p>
            <text:p text:style-name="P11"><text:text-input text:description="&lt;for each=&quot;turnover in stat.turnoverList&quot;&gt;">FOR EACH turnover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52"><text:text-input text:description="&lt;if test=&quot;turnover.is_taxed&quot;&gt;">IF tax</text:text-input></text:p>
                  <text:p text:style-name="P41"><text:span text:style-name="T13">Verkäufe inkl. </text:span><text:span text:style-name="T13"><text:text-input text:description="&lt;turnover.name&gt;">NAME</text:text-input></text:span></text:p>
                  <text:p text:style-name="P51"><text:span text:style-name="T14">(davon Steuern </text:span><text:span text:style-name="T14"><text:text-input text:description="&lt;formatLang(turnover.tax_sum)&gt;">SUM</text:text-input></text:span><text:span text:style-name="T14"> </text:span><text:span text:style-name="T14"><text:text-input text:description="&lt;stat.currency&gt;">CUR</text:text-input></text:span><text:span text:style-name="T14">)</text:span></text:p>
                  <text:p text:style-name="P52"><text:text-input text:description="&lt;/if&gt;">END IF</text:text-input></text:p>
                  <text:p text:style-name="P53"><text:text-input text:description="&lt;if test=&quot;not turnover.is_taxed&quot;&gt;">IF not tax</text:text-input></text:p>
                  <text:p text:style-name="P42">Verkäufe</text:p>
                  <text:p text:style-name="P52"><text:text-input text:description="&lt;/if&gt;">END IF</text:text-input></text:p>
                </table:table-cell>
                <table:table-cell table:style-name="Tabelle10.A1" office:value-type="string">
                  <text:p text:style-name="P40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92"><text:text-input text:description="&lt;for each=&quot;detail in turnover.detail.values()&quot;&gt;">FOR EACH detail</text:text-input></text:p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column table:style-name="Tabelle12.D"/>
              <table:table-row>
                <table:table-cell table:style-name="Tabelle12.A1" office:value-type="string">
                  <text:p text:style-name="P93"><text:text-input text:description="&lt;detail.product.name&gt;">name</text:text-input></text:p>
                </table:table-cell>
                <table:table-cell table:style-name="Tabelle12.A1" office:value-type="string">
                  <text:p text:style-name="P94"><text:text-input text:description="&lt;formatLang(detail.qty,digits=3)&gt;">qty</text:text-input></text:p>
                </table:table-cell>
                <table:table-cell table:style-name="Tabelle12.A1" office:value-type="string">
                  <text:p text:style-name="P96"><text:s/><text:text-input text:description="&lt;detail.product.uom_id.name&gt;">uom</text:text-input></text:p>
                </table:table-cell>
                <table:table-cell table:style-name="Tabelle12.A1" office:value-type="string">
                  <text:p text:style-name="P95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91"><text:text-input text:description="&lt;/for&gt;">END FOR</text:text-input></text:p>
            <text:p text:style-name="P91"><text:text-input text:description="&lt;/for&gt;">END FOR</text:text-input></text:p>
          </table:table-cell>
          <table:covered-table-cell/>
          <table:table-cell table:style-name="Tabelle1.C2" table:number-columns-spanned="2" office:value-type="string">
            <text:p text:style-name="P3"/>
            <text:p text:style-name="P3"><text:text-input text:description="&lt;for each=&quot;st in stat.statements&quot;&gt;">FOR EACH st</text:text-input></text:p>
            <table:table table:name="Tabelle11" table:style-name="Tabelle11">
              <table:table-column table:style-name="Tabelle11.A"/>
              <table:table-column table:style-name="Tabelle11.B"/>
              <table:table-row>
                <table:table-cell table:style-name="Tabelle11.A1" office:value-type="string">
                  <text:p text:style-name="P36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11.B1" office:value-type="string">
                  <text:p text:style-name="P39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2"><text:text-input text:description="&lt;/for&gt;">END FOR</text:text-input></text:p>
          </table:table-cell>
          <table:covered-table-cell/>
        </table:table-row>
        <table:table-row>
          <table:table-cell table:style-name="Tabelle1.A3" table:number-columns-spanned="2" office:value-type="string">
            <text:p text:style-name="P10"/>
          </table:table-cell>
          <table:covered-table-cell/>
          <table:table-cell table:style-name="Tabelle1.C3" table:number-columns-spanned="2" office:value-type="string">
            <text:p text:style-name="P3"/>
          </table:table-cell>
          <table:covered-table-cell/>
        </table:table-row>
      </table:table>
      <text:p text:style-name="P6"><text:text-input text:description="&lt;if test=&quot;print_detail and stat.details&quot;&gt;">IF print_detail</text:text-input></text:p>
      <text:p text:style-name="P7"><text:text-input text:description="&lt;if test=&quot;False&quot;&gt;">IF false</text:text-input></text:p>
      <text:p text:style-name="P97"><text:text-input text:description="&lt;/if&gt;">END IF</text:text-input></text:p>
      <text:h text:style-name="P129" text:outline-level="2">Verkäufe <text:span text:style-name="T3">[</text:span><text:span text:style-name="T20"><text:text-input text:description="&lt;stat.description&gt;">NAME</text:text-input></text:span><text:span text:style-name="T3">]</text:span>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70">Verkauf</text:p>
          </table:table-cell>
          <table:table-cell table:style-name="Tabelle8.A1" office:value-type="string">
            <text:p text:style-name="P71">Detail</text:p>
          </table:table-cell>
          <table:table-cell table:style-name="Tabelle8.A1" office:value-type="string">
            <text:p text:style-name="P71">Steuer</text:p>
          </table:table-cell>
          <table:table-cell table:style-name="Tabelle8.A1" office:value-type="string">
            <text:p text:style-name="P71">Zahlung</text:p>
          </table:table-cell>
          <table:table-cell table:style-name="Tabelle8.E1" office:value-type="string">
            <text:p text:style-name="P69">Betrag</text:p>
          </table:table-cell>
        </table:table-row>
      </table:table>
      <text:p text:style-name="P5"><text:text-input text:description="&lt;for each=&quot;d in stat.details&quot;&gt;">FOR detail</text:text-input></text:p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row>
          <table:table-cell table:style-name="Tabelle18.A1" office:value-type="string">
            <text:p text:style-name="P45"><text:text-input text:description="&lt;d.order.name&gt;">K1/00001</text:text-input></text:p>
          </table:table-cell>
          <table:table-cell table:style-name="Tabelle18.B1" table:number-rows-spanned="3" office:value-type="string">
            <text:p text:style-name="P20"><text:text-input text:description="&lt;if test=&quot;d.order.partner_id&quot;&gt;">IF partner</text:text-input></text:p>
            <table:table table:name="Tabelle13" table:style-name="Tabelle13">
              <table:table-column table:style-name="Tabelle13.A"/>
              <table:table-column table:style-name="Tabelle13.B"/>
              <table:table-row>
                <table:table-cell table:style-name="Tabelle13.A1" office:value-type="string">
                  <text:p text:style-name="P25">Partner</text:p>
                </table:table-cell>
                <table:table-cell table:style-name="Tabelle13.A1" office:value-type="string">
                  <text:p text:style-name="P44"><text:text-input text:description="&lt;d.order.partner_id.name&gt;">partner</text:text-input></text:p>
                </table:table-cell>
              </table:table-row>
            </table:table>
            <text:p text:style-name="P22"><text:text-input text:description="&lt;/if&gt;">END IF</text:text-input></text:p>
            <text:p text:style-name="P34"><text:text-input text:description="&lt;if test=&quot;d.order.pos_reference&quot;&gt;">IF pos_reference</text:text-input></text:p>
            <table:table table:name="Tabelle14" table:style-name="Tabelle14">
              <table:table-column table:style-name="Tabelle14.A"/>
              <table:table-column table:style-name="Tabelle14.B"/>
              <table:table-row>
                <table:table-cell table:style-name="Tabelle14.A1" office:value-type="string">
                  <text:p text:style-name="P24">Referenz</text:p>
                </table:table-cell>
                <table:table-cell table:style-name="Tabelle14.A1" office:value-type="string">
                  <text:p text:style-name="P44"><text:text-input text:description="&lt;d.order.pos_reference&gt;">pos_reference</text:text-input></text:p>
                </table:table-cell>
              </table:table-row>
            </table:table>
            <text:p text:style-name="P22"><text:text-input text:description="&lt;/if&gt;">END IF</text:text-input></text:p>
            <text:p text:style-name="P22"><text:text-input text:description="&lt;if test=&quot;d.order.note&quot;&gt;">IF note</text:text-input></text:p>
            <table:table table:name="Tabelle15" table:style-name="Tabelle15">
              <table:table-column table:style-name="Tabelle15.A"/>
              <table:table-column table:style-name="Tabelle15.B"/>
              <table:table-row>
                <table:table-cell table:style-name="Tabelle15.A1" office:value-type="string">
                  <text:p text:style-name="P24">Notiz</text:p>
                </table:table-cell>
                <table:table-cell table:style-name="Tabelle15.A1" office:value-type="string">
                  <text:p text:style-name="P44"><text:text-input text:description="&lt;d.order.note&gt;">note</text:text-input></text:p>
                </table:table-cell>
              </table:table-row>
            </table:table>
            <text:p text:style-name="P22"><text:text-input text:description="&lt;/if&gt;">END IF</text:text-input></text:p>
            <text:p text:style-name="P20"><text:text-input text:description="&lt;for each=&quot;l in d.lines&quot;&gt;">FOR l</text:text-input></text:p>
            <text:p text:style-name="P20"><text:text-input text:description="&lt;if test=&quot;l.index == 0&quot;&gt;">IF first</text:text-input></text:p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column table:style-name="Tabelle17.D"/>
              <table:table-row>
                <table:table-cell table:style-name="Tabelle17.A1" office:value-type="string">
                  <text:p text:style-name="P23"><text:text-input text:description="&lt;l.line.name&gt;">name</text:text-input></text:p>
                  <text:p text:style-name="P23"><text:text-input text:description="&lt;if test=&quot;l.line.notice&quot;&gt;">IF notice</text:text-input></text:p>
                  <text:p text:style-name="P23"><text:text-input text:description="&lt;l.line.notice&gt;">notice</text:text-input></text:p>
                  <text:p text:style-name="P23"><text:text-input text:description="&lt;/if&gt;">END IF</text:text-input></text:p>
                </table:table-cell>
                <table:table-cell table:style-name="Tabelle17.A1" office:value-type="string">
                  <text:p text:style-name="P28"><text:text-input text:description="&lt;formatLang(l.line.qty,digits=3)&gt;">10000,000</text:text-input></text:p>
                </table:table-cell>
                <table:table-cell table:style-name="Tabelle17.A1" office:value-type="string">
                  <text:p text:style-name="P30"><text:text-input text:description="&lt;l.line.product_id.uom_id.name&gt;">Stk.</text:text-input></text:p>
                </table:table-cell>
                <table:table-cell table:style-name="Tabelle17.A1" office:value-type="string">
                  <text:p text:style-name="P16"><text:span text:style-name="T19"><text:text-input text:description="&lt;formatLang(l.brutto)&gt;">100.000,00</text:text-input></text:span> <text:span text:style-name="T16"><text:text-input text:description="&lt;stat.currency&gt;">€</text:text-input></text:span></text:p>
                </table:table-cell>
              </table:table-row>
            </table:table>
            <text:p text:style-name="P20"><text:text-input text:description="&lt;/if&gt;">END IF</text:text-input></text:p>
            <text:p text:style-name="P32"><text:text-input text:description="&lt;if test=&quot;l.index != 0&quot;&gt;">IF not first</text:text-input>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column table:style-name="Tabelle16.D"/>
              <table:table-row>
                <table:table-cell table:style-name="Tabelle16.A1" office:value-type="string">
                  <text:p text:style-name="P22"><text:text-input text:description="&lt;l.line.name&gt;">name</text:text-input></text:p>
                  <text:p text:style-name="P22"><text:text-input text:description="&lt;if test=&quot;l.line.notice&quot;&gt;">IF notice</text:text-input></text:p>
                  <text:p text:style-name="P22"><text:text-input text:description="&lt;l.line.notice&gt;">notice</text:text-input></text:p>
                  <text:p text:style-name="P22"><text:text-input text:description="&lt;/if&gt;">END IF</text:text-input></text:p>
                </table:table-cell>
                <table:table-cell table:style-name="Tabelle16.A1" office:value-type="string">
                  <text:p text:style-name="P29"><text:text-input text:description="&lt;formatLang(l.line.qty,digits=3)&gt;">10000,000</text:text-input></text:p>
                </table:table-cell>
                <table:table-cell table:style-name="Tabelle16.A1" office:value-type="string">
                  <text:p text:style-name="P31"><text:text-input text:description="&lt;l.line.product_id.uom_id.name&gt;">Stk.</text:text-input></text:p>
                </table:table-cell>
                <table:table-cell table:style-name="Tabelle16.A1" office:value-type="string">
                  <text:p text:style-name="P15"><text:span text:style-name="T19"><text:text-input text:description="&lt;formatLang(l.brutto)&gt;">100.000,00</text:text-input></text:span> <text:span text:style-name="T16"><text:text-input text:description="&lt;stat.currency&gt;">€</text:text-input></text:span></text:p>
                </table:table-cell>
              </table:table-row>
            </table:table>
            <text:p text:style-name="P21"><text:text-input text:description="&lt;/if&gt;">END IF</text:text-input></text:p>
            <text:p text:style-name="P20"><text:text-input text:description="&lt;/for&gt;">END FOR</text:text-input></text:p>
          </table:table-cell>
          <table:table-cell table:style-name="Tabelle18.B1" table:number-rows-spanned="3" office:value-type="string">
            <text:p text:style-name="P8"><text:text-input text:description="&lt;for each=&quot;t in d.taxes&quot;&gt;">FOR t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33"><text:text-input text:description="&lt;t[0]&gt;">Steuer 20%</text:text-input></text:p>
                </table:table-cell>
                <table:table-cell table:style-name="Tabelle20.A1" office:value-type="string">
                  <text:p text:style-name="P17"><text:span text:style-name="T19"><text:text-input text:description="&lt;formatLang(t[1])&gt;">1000,00</text:text-input></text:span> <text:span text:style-name="T17"><text:text-input text:description="&lt;stat.currency&gt;">€</text:text-input></text:span></text:p>
                </table:table-cell>
              </table:table-row>
            </table:table>
            <text:p text:style-name="P26"><text:text-input text:description="&lt;/for&gt;">END FOR</text:text-input></text:p>
          </table:table-cell>
          <table:table-cell table:style-name="Tabelle18.B1" table:number-rows-spanned="3" office:value-type="string">
            <text:p text:style-name="P27"><text:text-input text:description="&lt;for each=&quot;s in d.order.statement_ids&quot;&gt;">FOR s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35"><text:text-input text:description="&lt;s.journal_id.name&gt;">Bankomat</text:text-input></text:p>
                </table:table-cell>
                <table:table-cell table:style-name="Tabelle19.A1" office:value-type="string">
                  <text:p text:style-name="P18"><text:span text:style-name="T17"><text:text-input text:description="&lt;formatLang(s.amount)&gt;">100.000,00</text:text-input></text:span><text:span text:style-name="T15"> </text:span><text:span text:style-name="T17"><text:text-input text:description="&lt;stat.currency&gt;">€</text:text-input></text:span></text:p>
                </table:table-cell>
              </table:table-row>
            </table:table>
            <text:p text:style-name="P54"><text:text-input text:description="&lt;/for&gt;">END FOR</text:text-input></text:p>
          </table:table-cell>
          <table:table-cell table:style-name="Tabelle18.E1" table:number-rows-spanned="3" office:value-type="string">
            <text:p text:style-name="P43"><text:span text:style-name="T19"><text:text-input text:description="&lt;formatLang(d.order.amount_total)&gt;">100.000,00</text:text-input></text:span> <text:span text:style-name="T18"><text:text-input text:description="&lt;stat.currency&gt;">€</text:text-input></text:span></text:p>
          </table:table-cell>
        </table:table-row>
        <table:table-row>
          <table:table-cell table:style-name="Tabelle18.A2" office:value-type="string">
            <text:p text:style-name="P87"><text:text-input text:description="&lt;formatLang(d.order.date_order,date_time=True)&gt;">01.01.2014 18:30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8.A3" office:value-type="string">
            <text:p text:style-name="P88"><text:text-input text:description="&lt;d.order.user_id.name&gt;">Martin Reisenhofe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"><text:text-input text:description="&lt;/for&gt;">END FOR</text:text-input></text:p>
      <text:p text:style-name="P1"><text:text-input text:description="&lt;/if&gt;">END IF</text:text-input></text:p>
      <text:p text:style-name="P1"><text:text-input text:description="&lt;/for&gt;">END FOR</text:text-input></text:p>
      <text:p text:style-name="P100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mm" fo:margin-bottom="0m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6-09-02T12:18:54.603504798</dc:date>
    <meta:editing-duration>P4DT2H39M42S</meta:editing-duration>
    <meta:editing-cycles>337</meta:editing-cycles>
    <meta:generator>LibreOffice/4.2.8.2$Linux_X86_64 LibreOffice_project/420m0$Build-2</meta:generator>
    <meta:document-statistic meta:table-count="24" meta:image-count="0" meta:object-count="0" meta:page-count="4" meta:paragraph-count="193" meta:word-count="701" meta:character-count="2226" meta:non-whitespace-character-count="2081"/>
  </office:meta>
</office:document-meta>
</file>